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8.5cm" style:rel-column-width="32768*"/>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8.5cm" style:rel-column-width="32768*"/>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8.467cm"/>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8.5cm" style:rel-column-width="32768*"/>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8.5cm" style:rel-column-width="3276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8.5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8.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8.5cm" style:rel-column-width="32768*"/>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8.5cm" style:rel-column-width="32768*"/>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8.5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8.5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8.5cm" style:rel-column-width="32768*"/>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8.5cm" style:rel-column-width="32768*"/>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8.5cm" style:rel-column-width="32768*"/>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8.5cm" style:rel-column-width="32768*"/>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8.5cm" style:rel-column-width="32768*"/>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8.5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8.5cm" style:rel-column-width="32768*"/>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8.5cm" style:rel-column-width="32768*"/>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8.5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8.498cm" style:rel-column-width="32767*"/>
    </style:style>
    <style:style style:name="Table57.B" style:family="table-column">
      <style:table-column-properties style:column-width="8.5cm" style:rel-column-width="32768*"/>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Normal">
      <style:paragraph-properties fo:margin-left="0cm" fo:margin-right="0cm" fo:margin-top="0cm" fo:margin-bottom="0cm" fo:text-align="justify" style:justify-single-word="false" fo:text-indent="0cm" style:auto-text-indent="false" style:text-autospace="none"/>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8" style:family="paragraph" style:parent-style-name="Normal">
      <style:paragraph-properties fo:margin-left="0cm" fo:margin-right="0cm" fo:margin-top="0cm" fo:margin-bottom="0cm" fo:text-align="justify" style:justify-single-word="false" fo:text-indent="0cm" style:auto-text-indent="false" style:text-autospace="none"/>
      <style:text-properties fo:color="#000000"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9" style:family="paragraph" style:parent-style-name="Text_20_body">
      <style:text-properties fo:font-size="12pt" style:font-size-asian="12pt" style:font-size-complex="12pt"/>
    </style:style>
    <style:style style:name="P20" style:family="paragraph" style:parent-style-name="Standard">
      <style:text-properties style:font-name="Thorndale" fo:font-size="12pt" fo:font-style="italic" style:text-underline-style="none" style:font-name-asian="Courier New" style:font-size-asian="12pt" style:font-style-asian="italic" style:font-name-complex="Courier New" style:font-size-complex="12pt" style:font-style-complex="italic"/>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name-asian="Courier New" style:font-size-asian="12pt" style:font-style-asian="italic" style:font-name-complex="Courier New" style:font-size-complex="12pt" style:font-style-complex="italic"/>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size-asian="12pt" style:font-style-asian="italic" style:font-size-complex="12pt" style:font-style-complex="italic"/>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Text_20_body">
      <style:text-properties style:text-underline-style="none"/>
    </style:style>
    <style:style style:name="P26" style:family="paragraph" style:parent-style-name="Standard" style:list-style-name="L4"/>
    <style:style style:name="P27" style:family="paragraph" style:parent-style-name="Text_20_body">
      <style:text-properties fo:font-weight="bold" style:font-weight-asian="bold" style:font-weight-complex="bold"/>
    </style:style>
    <style:style style:name="P28" style:family="paragraph" style:parent-style-name="Table_20_Heading">
      <style:text-properties fo:font-weight="normal" style:font-weight-asian="normal" style:font-weight-complex="normal"/>
    </style:style>
    <style:style style:name="P29" style:family="paragraph" style:parent-style-name="Table_20_Heading">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Table_20_Heading">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color="#000080" style:font-name="TimesNewRoman" fo:font-size="12pt" style:text-underline-style="solid" style:text-underline-width="auto" style:text-underline-color="font-color" style:font-name-asian="TimesNewRoman" style:font-size-asian="12pt" style:font-name-complex="TimesNewRoman" style:font-size-complex="12pt"/>
    </style:style>
    <style:style style:name="T4" style:family="text">
      <style:text-properties fo:color="#0000ff" style:font-name="TimesNewRoman" fo:font-size="12pt" style:text-underline-style="none" style:font-name-asian="TimesNewRoman" style:font-size-asian="12pt" style:font-name-complex="TimesNewRoman" style:font-size-complex="12pt"/>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text-underline-style="solid" style:text-underline-width="auto" style:text-underline-color="#0047ff" style:font-size-asian="12pt" style:font-size-complex="12pt"/>
    </style:style>
    <style:style style:name="T9" style:family="text">
      <style:text-properties fo:color="#0000ff" style:font-name="TimesNewRoman" fo:font-size="12pt" style:text-underline-style="solid" style:text-underline-width="auto" style:text-underline-color="font-color" style:font-name-asian="TimesNewRoman" style:font-size-asian="12pt" style:font-name-complex="TimesNewRoman" style:font-size-complex="12pt"/>
    </style:style>
    <style:style style:name="T10" style:family="text">
      <style:text-properties fo:color="#0000ff" style:font-name="TimesNewRoman" fo:font-size="12pt" style:text-underline-style="none" style:font-name-asian="TimesNewRoman" style:font-size-asian="12pt" style:font-name-complex="TimesNewRoman" style:font-size-complex="12pt"/>
    </style:style>
    <style:style style:name="T11" style:family="text">
      <style:text-properties fo:color="#0000ff" style:font-name="TimesNewRoman" style:text-underline-style="solid" style:text-underline-width="auto" style:text-underline-color="font-color" style:font-name-asian="TimesNewRoman" style:font-name-complex="TimesNewRoman"/>
    </style:style>
    <style:style style:name="T12" style:family="text">
      <style:text-properties fo:color="#000000" style:font-name="TimesNewRoman" style:font-name-asian="TimesNewRoman" style:font-name-complex="TimesNewRoman"/>
    </style:style>
    <style:style style:name="T13" style:family="text">
      <style:text-properties style:text-underline-style="none"/>
    </style:style>
    <style:style style:name="T14" style:family="text">
      <style:text-properties style:text-underline-style="none"/>
    </style:style>
    <style:style style:name="T15" style:family="text">
      <style:text-properties fo:color="#00000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000000" style:font-name-asian="Courier New" style:font-name-complex="Courier New"/>
    </style:style>
    <style:style style:name="T19" style:family="text">
      <style:text-properties fo:color="#2a00ff" style:font-name-asian="Courier New" style:font-name-complex="Courier New"/>
    </style:style>
    <style:style style:name="T20" style:family="text">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T21" style:family="text">
      <style:text-properties fo:color="#000000" style:font-name="Thorndale" fo:font-size="12pt" fo:font-style="normal" style:font-name-asian="Courier New" style:font-size-asian="12pt" style:font-style-asian="normal" style:font-name-complex="Courier New" style:font-size-complex="12pt" style:font-style-complex="normal"/>
    </style:style>
    <style:style style:name="T22" style:family="text">
      <style:text-properties fo:color="#2a00ff" style:font-name="Thorndale" fo:font-size="12pt" fo:font-style="normal" style:font-name-asian="Courier New" style:font-size-asian="12pt" style:font-style-asian="normal" style:font-name-complex="Courier New" style:font-size-complex="12pt" style:font-style-complex="normal"/>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26"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suunnitelma</text:p>
      <text:p text:style-name="P2"><text:tab/>Kohahdus</text:p>
      <text:p text:style-name="P2"><text:tab/>Helsinki 20.11.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0.2006 <text:tab/>Ensimmäinen versio</text:p>
      <text:p text:style-name="P2"><text:tab/><text:tab/>0.2<text:tab/>15.10.2006<text:tab/>Lisätty puuttuvat käyttötapaustestit</text:p>
      <text:p text:style-name="P2"><text:tab/><text:tab/>0.3<text:tab/>20.10.2006<text:tab/>Korjattu virheitä</text:p>
      <text:p text:style-name="P2"><text:tab/><text:tab/>0.4<text:tab/>01.11.2006<text:tab/>Korjattu käyttötapaustestejä</text:p>
      <text:p text:style-name="P2"><text:tab/><text:tab/>0.5<text:tab/>20.11.2006<text:tab/>Lisätty 2. syklin tapaukset</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Tavoitteet<text:tab/>1</text:p>
          <text:p text:style-name="P9">1.2 Dokumentin rakenne<text:tab/>1</text:p>
          <text:p text:style-name="P8">2. Sanasto<text:tab/>2</text:p>
          <text:p text:style-name="P8">3. Testausstrategia<text:tab/>3</text:p>
          <text:p text:style-name="P9">3.1 Yksikkötestaus<text:tab/>3</text:p>
          <text:p text:style-name="P9">3.2 <text:s/>Integrointitestaus<text:tab/>4</text:p>
          <text:p text:style-name="P9">3.3 Järjestelmätestaus<text:tab/>5</text:p>
          <text:p text:style-name="P9">3.4 Muu testaus<text:tab/>5</text:p>
          <text:p text:style-name="P8">4. Testaukseen käytettävät välineet<text:tab/>6</text:p>
          <text:p text:style-name="P9">4.1 Testauskirjastojen lisääminen Eclipseen<text:tab/>6</text:p>
          <text:p text:style-name="P9">4.2 JUnit-testien teko Eclipsessä<text:tab/>6</text:p>
          <text:p text:style-name="P9">4.3 Junit-testin rakenne<text:tab/>6</text:p>
          <text:p text:style-name="P9">4.4 Junit-testien ajo eclipsessä<text:tab/>7</text:p>
          <text:p text:style-name="P9">4.5 HttpUnit-testit<text:tab/>7</text:p>
          <text:p text:style-name="P9">4.6 JSPUnit-testit<text:tab/>7</text:p>
          <text:p text:style-name="P8">5 Suoritettavat testitapaukset<text:tab/>9</text:p>
          <text:p text:style-name="P9">5.1 Koodin testaus<text:tab/>9</text:p>
          <text:p text:style-name="P9">5.2 Käyttötapaukset<text:tab/>9</text:p>
          <text:p text:style-name="P10">5.2.1 Opettajan käyttötapaukset<text:tab/>9</text:p>
          <text:p text:style-name="P10">5.2.1 Opiskelijan käyttötapaukset<text:tab/>18</text:p>
          <text:p text:style-name="P9">5.3 Testien raportointi<text:tab/>24</text:p>
          <text:p text:style-name="P8">6 Testausaikataulu<text:tab/>26</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Tavoitteet</text:h>
      <text:p text:style-name="Text_20_body">Tämän testausdokumentin tavoitteena on opastaa testausvaihe, siten että Kohahdus- järjestelmä toimii virheettömästi ja toteuttaa vaatimusdokumentin vaatimukset.</text:p>
      <text:p text:style-name="Text_20_body">Kaikkia virhetilanteita ei välttämättä löydetä testauksen aikana, mutta pyritään siihen että ohjelma suoriutuu annetusta tehtävästä virheettömästi ja mahdollisimman nopeasti. Tässä testaussuunnitelmassa kuvataan, kuinka Kohahdus testataan, jotta päästäisiin yllä kuvattuihin tavoitteisiin. Testauksen suunnitteludokumentissa on käytetty mallina muiden ohjelmistotuotantoprojektien dokumentteja.</text:p>
      <text:h text:style-name="Heading_20_2" text:outline-level="2">1.2 Dokumentin rakenne</text:h>
      <text:p text:style-name="Text_20_body">Luvussa 2 sanasto.</text:p>
      <text:p text:style-name="Text_20_body">Luvussa 3 kuvataan testaussrategia: yksikkötestaus, integrointitestaus, järjestelmätestaus.</text:p>
      <text:p text:style-name="Text_20_body">Luvussa 4 kerrotaan testaukseen käytetettävistä välineistä.</text:p>
      <text:p text:style-name="Text_20_body">Luvussa 5 kerrotaan, mitä kaikkea halutaan testata.</text:p>
      <text:p text:style-name="Text_20_body">Luvussa 6 kerrotaan testausaikataulusta.</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ausstrategia</text:h>
      <text:p text:style-name="Text_20_body">Ohjelman testauksessa käytetään testauksen V-mallia. Tässä mallissa ideana on aloittaa yksikkötestauksella pienistä ohjelman osista, kuten metodeista ja luokista. Tämän jälkeen siirrytään testaamaan komponenttien yhteistoimintaa pienissä osissa, jotta saadaan selville missä virhe tapahtuu. Kolmannessa vaiheessa testataan osajärjestelmiä kokonaisuuksina, ja lopulta testataan koko järjestelmän toimivuutta.</text:p>
      <text:p text:style-name="Text_20_body">Yksikkö- ja integrointitestaus pyritään tekemään testiluokilla mahdollisimman vähällä työllä. Järjestelmätestauksessa testataan ohjelmaa suoraan käyttöliittymien kautta, testaten kaikki palvelut, käyttötapaukset ja toiminnot. Projektin pääpainon ollessa käyttöliittymän selkeydessä, voidaan käyttää tämän asian testaukseen Tietokoneen toiminta- kurssin oppilaita. Kun ohjelmaa testaa joku muu kuin projektin jäsen, on paikalla kirjaamassa testaajan kommentteja joku projektilainen.</text:p>
      <text:p text:style-name="Text_20_body">Koska Kohahdus-projektin järjestelmä joudutaan siirtämään projektin lopuksi asiakkaan toimesta varsinaiseen asiakasympäristöön, on tätä varten tehtävä asennusohjeet. Tämän testaus suoritetaan nykyisessä järjestelmässä poistamalla tietokannan taulut ja ohjelmisto, jonka jälkeen luodaan taulut sekä asennetaan ohjelmisto asiakasympäristöön.</text:p>
      <text:h text:style-name="Heading_20_2" text:outline-level="2">3.1 Yksikkötestaus</text:h>
      <text:p text:style-name="Text_20_body">Yksikkötestauksessa testataan jokainen luokka ja jsp-sivu. Painopiste on toteutuksen testaamisessa. Luokat testaavat luokan tekijät. Testit kirjoitetaan koodin jälkeen, koska testien kirjoitus sekä testien toteuttavan koodin tekeminen on työlästä eikä aikataulu anna sijaa tälle ratkaisulle.</text:p>
      <text:p text:style-name="Text_20_body">Yksikkötestaus pyritään suorittamaan lausekattavasti, mikä tarkoittaa, että testattavasta kohteesta käydään muodostetusta suunnatusta verkosta käydään kaikki solmut läpi. Esimerkiksi metodista suunnattu verkko muodostetaan seuraavalla tavalla:</text:p>
      <text:list text:style-name="L2">
        <text:list-item>
          <text:p text:style-name="P13">Metodiin tulo on lähtösolmu ja siitä poistuminen maalisolmu. Molempia on tietenkin vain yksi.</text:p>
        </text:list-item>
        <text:list-item>
          <text:p text:style-name="P13">Kutakin lausetta kuvaa solmu ja siirtymistä lauseesta toiseen kuvaa verkon särmä.</text:p>
        </text:list-item>
        <text:list-item>
          <text:p text:style-name="P13">Ehtolauseen tapauksessa siitä lähtee kaksi särmää.</text:p>
        </text:list-item>
        <text:list-item>
          <text:p text:style-name="P13">Case-lauseessa niin monta särmää kuin case-tapauksia, sekä yksi särmä, joihin mikään vaihtoehto ei sovi.</text:p>
        </text:list-item>
        <text:list-item>
          <text:p text:style-name="P13">Jos lause on return, lähtee siitä särmä maalisolmuun.</text:p>
        </text:list-item>
      </text:list>
      <text:p text:style-name="Text_20_body">Luokasta testataan metodit, paikalliset tietorakenteet ja rajapintojen toteutus. Metodeista testataan koodi, silmukat ja sisäiset tietorakenteet. Lisäksi suoritetaan virhetilanteiden testaus, kuten vaikka yritys hakea tietokannasta henkilön tiedot, jota siellä ei ole. Mahdolliset virhetilanteet luodaan ja tarkistetaan kuinka metodi selviää niistä. Rajapintojen toteutusta testattaessa tarkistetaan, että olion metodit ja attribuutit toimivat yhdessä, jotta ne voivat tuottaa luokan rajapinnan palvelut.</text:p>
      <text:p text:style-name="Text_20_body">Lausekattavuus voidaan laskea seuraavalla kaavalla:</text:p>
      <text:p text:style-name="Text_20_body"><text:span text:style-name="T2"><text:tab/>LK=TL/AL</text:span>, missä<text:bookmark text:name="MEMREF_quality_feedback_printable_element"/></text:p>
      <text:p text:style-name="Text_20_body"><text:tab/><text:span text:style-name="T2">LK</text:span> on lausekattavuus,</text:p>
      <text:p text:style-name="Text_20_body"><text:tab/><text:span text:style-name="T2">TL</text:span> on testeissä käytetyn yksikön lauseiden lukumäärä</text:p>
      <text:p text:style-name="Text_20_body"><text:tab/><text:span text:style-name="T2">AL</text:span> on kaikkien yksikön lauseiden lukumäärä.</text:p>
      <text:p text:style-name="Text_20_body">Toisin sanoen lausekattavuus kertoo, kuinka suuressa osassa testattavan yksikön lauseita <text:s/>on käyty, kun testit on suoritettu. Yleisesti tulisi pyrkiä mahdollisimman lähelle 100%:ia, mutta Kohahdus voinee tyytyä 70%:in. Hyväksymiskriteerinä myös että kaikki yksikön toiminnot ja mahdolliset tilat on testattu. Samoin kaikki poikkeustilanteet. Testaamattomia ohjelman osia ei tule liittää testaukseen vaan tulee luoda tynkiä (tai testata ensin ne osat joiden suorittamiseen ei tarvita muita osia).</text:p>
      <text:p text:style-name="Text_20_body">Yksikkötestaus suoritetaan luokan ohjelmoijan laitteistolla. Laitteistoissa ei ole paljoa eroja, mutta ainakin testausvastaavan koneella voidaan testata, miten ohjelma suoriutuu huonolla prosessoriteholla.</text:p>
      <text:h text:style-name="Heading_20_2" text:outline-level="2">3.2 <text:s/>Integrointitestaus</text:h>
      <text:p text:style-name="Text_20_body">Integrointitestaus tullaan tekemään ns. Bottom-up -strategialla. Tällöin ei rakenneta runkoa kuten Top-down –strategiassa, vaan yksikkötestattuja osia integroidaan toisiinsa yksi kerrallaan ja näin saadaan hiukan suurempia yksiköitä. Jatketaan integroimista, kunnes lopulta saadaan valmis tuote.</text:p>
      <text:p text:style-name="Text_20_body">Testauksessa testataan Kohahdus-komponenttien toimintaa keskenään, ja lisäksi testataan niiden toimintaa Eassarin ja Titokoneen kanssa. Toisaalta, koska Kohahdus on oma järjestelmänsä, testaus keskittyy vain Eassarin tietokantaan. Titokoneesta halutaan testata tarkasti tehtäviän ajaminen ja lopputilojen haku ja oikeellisuus.</text:p>
      <text:p text:style-name="Text_20_body">Integrointitestauksessa tarkoitus kuitenkin testata nimenomaan intergroitujen yksiköiden palveluiden yhteistyötä, eli rajapintoja. Testausprosessi menee seuraavasti:</text:p>
      <text:list text:style-name="L3">
        <text:list-item>
          <text:p text:style-name="P14">Selvitetään, mitä rajapintojen palveluja integroidut osat vaativat toisiltaan ja tarjoavat toisilleen: Siis mistä kohtaa osat liittyvät toisiinsa.</text:p>
        </text:list-item>
        <text:list-item>
          <text:p text:style-name="P14">Tehdään jokaiselle palvelulle arvoalueanalyysi ja valitaan sen perusteella testisyöttet.</text:p>
        </text:list-item>
        <text:list-item>
          <text:p text:style-name="P14">Käytetään rajapintaa annetuilla testisyötteillä kutsujan kautta.</text:p>
        </text:list-item>
      </text:list>
      <text:p text:style-name="Text_20_body">Integrointitestauksessa ei pitäisi tulla ilmi muuta kuin rajapintaongelmia, sillä kukin yksikkö on jo testattu erikseen ja siten varmistettu että ne toimivat oikein. Vaikka kaikki yksiköt toimisivat oikein voi tulla ongelmia niiden yhteistyössä.</text:p>
      <text:p text:style-name="Text_20_body">Integrointitestauksen ongelmia on esimerkiksi se, että kutsuja ymmärtää rajapinnan väärin, tai kutsuttava palauttaa väärin tulkitun arvon. Rajapintaa saatetaan myös käyttää väärällä tavalla. Kutsuja voi odottaa palvelulta sivuvaikutuksia, jotka eivät toteudu, tai kutsuttava aiheuttaa sivuvaikutuksia, joita kutsuja ei odottanut. Kutsuja voi myös aiheuttaa poikkeustilanteet, johon ei oltu varauduttu. Kutsuja ja kutsuttava voivat myös ymmärtää palvelun syötteiden arvoalueet eri tavoin.</text:p>
      <text:p text:style-name="Text_20_body">Integrointitestauksessa voidaan vaikkapa testata parametrien arvoalueiden äärirajoilla olevia testiarvoja tai antaa osoitinparametreille voidaan antaa null-osoitin. Viestinvälitysrajapinnoille voidaan tehdä rasitustestaus. Proseduraaliselle rajapinnalle voidaan tehdä poikkeuksellisia kutsumisjärjestyksiä, kuten vaikka tiedoston luku ennen sen avaamista.</text:p>
      <text:p text:style-name="Text_20_body">Kahden yksikön integrointitestaus on valmis, kun kaikki yksiköiden välinen yhteistyö on testattu, kaikki poikkeukset on testattu, ja kaikki mahdolliset kutsuttavan aiheuttamat sivuvaikutukset järjestelmään on testattu. Integrointitestaus on valmis, kun kaikki yksiköt integroitu yhteen.</text:p>
      <text:h text:style-name="Heading_20_2" text:outline-level="2">3.3 Järjestelmätestaus</text:h>
      <text:p text:style-name="Text_20_body">Järjestelmätestaus (System testing) tehdään integrointitestauksen jälkeen. Järjestelmää testataan kokonaisuuten, johon kuuluvat ohjelmiston lisäksi laitteisto ja järjestelmän kanssa yhteistyössä toimivat ulkoiset ohjelmat.</text:p>
      <text:p text:style-name="Text_20_body">Kohahdusta testataan suoraan käyttöliittymän kautta. Luodaan tunnus, luodaan tehtävä, ratkaistaan tehtävä ym. Toteutustapa eli oliopohjaisuus ei ole enää näkyvillä. Ohjelma testataan sekä Windowsissa että Linuxissa selaimina ainakin Explorer ja Firefox.</text:p>
      <text:p text:style-name="Text_20_body">Järjestelmän testauksessa pyritään kustakin vaatimuksesta kirjaamaan täyttyykö vaatimus Kohahduksessa. Jos vaatimus ei täyty, täytyy kirjata miten vaatimuksen täyttymättömyys käy ilmi. Kirjataan myös mikäli jotain vaatimusta ei voida havaita tai testata.</text:p>
      <text:h text:style-name="Heading_20_2" text:outline-level="2">3.4 Muu testaus</text:h>
      <text:p text:style-name="Text_20_body">Käyttöliittymää on tarkoitus testata projektin ulkopuolisilla henkilöillä, jotta saadaan selville kuinka selkeä käytettävyys ohjelmalla on. Mikäli selkeitä epäselvyyksiä ilmenee, on syytä muokata käyttöliittymää selkeämpään muotoon.</text:p>
      <text:p text:style-name="Text_20_body">Lopullisen testauksen suorittaa asiakas. Erimielisyyksistä pyritään keskustelemaan asiakkaan ja ryhmän kesken, mutta pienet toiminnaliset virheet pyritään lähes varmasti korjaamaan. Projektin ollessa kahdessa iteraatiossa voidaan ottaa asiakkaan kommentit ensimmäisessä demossa, ja korjata mahdollisesti puutteet toisessa iteraatiossa. Lopullisen testauksen voidaan todeta olevan valmis kun kaikki virheet on joko korjattu, tai niiden korjaamatta jättäminen on sovittu asiakkaan kanssa.</text:p>
      <text:h text:style-name="P12" text:outline-level="1">4. Testaukseen käytettävät välineet</text:h>
      <text:p text:style-name="Text_20_body">Testaukseen voidaan käyttää JUnit, HttpUnit ja <text:s/>JSPUnit - testaustyökaluja. Jälkimmäiset perustuvat JUnittiin, ja ne on tehty testaamaan webbisivuja. </text:p>
      <text:h text:style-name="Heading_20_2" text:outline-level="2">4.1 Testauskirjastojen lisääminen Eclipseen</text:h>
      <text:p text:style-name="Text_20_body">Luodussa projektissa mennään <text:span text:style-name="T2">properties</text:span> – sivulle. Valitaan sieltä <text:span text:style-name="T2">Java Build Path</text:span> ja libraries – välilehti. Painetaan <text:span text:style-name="T2">Add External JARs</text:span>:ia ja haetaan tarvittavat kirjastot (.jar) tiedostoista. Lopuksi painetaan <text:span text:style-name="T2">ok</text:span>, jonka jälkeen testejä voidaan alkaa suorittamaan.</text:p>
      <text:h text:style-name="Heading_20_2" text:outline-level="2">4.2 JUnit-testien teko Eclipsessä</text:h>
      <text:p text:style-name="Text_20_body">Valitaan projektista testattava tiedosto, oikealla napilla <text:span text:style-name="T2">new</text:span>, <text:span text:style-name="T2">JUnit testcase</text:span>. Eclipse antaa testiluokalle valmiin nimen, ja voidaan valita tekeekö Eclipse testille valmiiksi tyngät metodeista. Testien tekoon löytyy apua osoitteessa <text:a xlink:type="simple" xlink:href="http://www.unit.org/"><text:span text:style-name="T3">www.junit.org</text:span></text:a><text:span text:style-name="T4">.</text:span></text:p>
      <text:h text:style-name="Heading_20_2" text:outline-level="2">4.3 Junit-testin rakenne</text:h>
      <text:p text:style-name="Text_20_body">Alkuun täytyy importoida testikirjasto(t), kuten <text:span text:style-name="T5">import junit.framework.*;</text:span> JUnit-testit laajentavat yläluokkaa TestCase, joten ne määritellään muodossa:</text:p>
      <text:p text:style-name="P15">public luokannimi extends TestCase {...}</text:p>
      <text:p text:style-name="P16">Luokan nimelle syytä antaa jokin Test-päätteinen nimi, kuten vaikka DBHanderTest, jotta ne erottaa normaalista luokista. Luokassa käytettävät yhteiset muuttujat määritellään kuten muissakin luokissa metodien ulkopuolella. Yhteisiin muuttujiin voi vaikkapa sijoittaa testattavan luokan oliot, tosin välttämättä muutujia ei tarvitse olla yhtään.</text:p>
      <text:p text:style-name="P16">setUp()- metodissa määritellään ennen kutakin testimetodia suoritettavat alustustoimet. setUp ajetaan automaattisesti ennen kutakin testimetodia. Jos testit esimerkiksi käsittelevät listarannetta ja muokkavat sitä, mutta halutaan, että testien alussa on kaikilla sama lähtötilanne, kannattaa alustus suorittaa setUp-metodissa. Esimerkki setUp metdista:</text:p>
      <text:p text:style-name="P17"><text:tab/><text:tab/>protected protected void setUp() { </text:p>
      <text:p text:style-name="P17"><text:tab/><text:tab/><text:tab/>f12CHF= new Money(12, "CHF"); </text:p>
      <text:p text:style-name="P17"><text:tab/><text:tab/><text:tab/>f14CHF= new Money(14, "CHF");</text:p>
      <text:p text:style-name="P17"><text:tab/><text:tab/>} </text:p>
      <text:p text:style-name="Text_20_body">tearDown()-metodissa määritetään kunkin testimetodin jälkeen suoritettavat toimenpiteet. Tässä metodissa vapautetaan pysyvät resurssit, jotka setUp-metodissa annettiin. Esimerkiksi suljetaan avatut verkkoyhteydet. tearDown()-metodia ei yleensä tarvita.</text:p>
      <text:p text:style-name="Text_20_body">Testimetodit määritellään nimeämällä julkinen testimetodi muodossa <text:span text:style-name="T5">testTestinNimi</text:span>. Yhdessä testimetodissa kannattaa testata vain yhtä toimintoa eli käytännössä metodia. Testi kirjoitetaan käyttäen JUnitin assert-lauseita ja kirjoittamalla tarvittava määrä muuta koodia. Testien kirjoittajan on syytä varmistaa, että testi kattaa metodin testauksen tarpeeksi hyvin. Esimerkki testimetodista (käyttää ylläolevaa setUp()-metodia):</text:p>
      <text:p text:style-name="P18"><text:tab/>public void testSimpleAdd() { </text:p>
      <text:p text:style-name="P18"><text:tab/><text:tab/> Money expected= new Money(26, "CHF"); </text:p>
      <text:p text:style-name="P18"><text:tab/><text:tab/>Money result= f12CHF.add(f14CHF); </text:p>
      <text:p text:style-name="P18"><text:tab/><text:tab/>assertTrue(expected.equals(result)); </text:p>
      <text:p text:style-name="P18"><text:tab/>}</text:p>
      <text:p text:style-name="Text_20_body"><text:span text:style-name="T6">assert-lauseita on erilaisia, kuten </text:span><text:span text:style-name="T7">assertTrue</text:span><text:span text:style-name="T6">, </text:span><text:span text:style-name="T7">assertEquals</text:span><text:span text:style-name="T6">, </text:span><text:span text:style-name="T7">assertNotNull</text:span><text:span text:style-name="T6">. Lisää tietoa asserteista löytyy Assertin API:ssa. </text:span><text:span text:style-name="T8"><text:s/></text:span><text:a xlink:type="simple" xlink:href="http://junit.sourceforge.net/doc/testinfected/testing.htmE"><text:span text:style-name="T9">http://junit.sourceforge.net/javadoc/junit/framework/Assert.html</text:span></text:a><text:a xlink:type="simple" xlink:href="http://junit.sourceforge.net/doc/testinfected/testing.htmE"><text:span text:style-name="T10">.</text:span></text:a></text:p>
      <text:p text:style-name="P19">simerkit on otettu seuraavasta artikkelista: <text:a xlink:type="simple" xlink:href="http://junit.sourceforge.net/doc/testinfected/testing.htm"><text:span text:style-name="T11">http://junit.sourceforge.net/doc/testinfected/testing.htm</text:span></text:a><text:span text:style-name="T12">.</text:span></text:p>
      <text:h text:style-name="Heading_20_2" text:outline-level="2">4.4 Junit-testien ajo eclipsessä</text:h>
      <text:p text:style-name="Text_20_body">Testimetodeja ei tarvitse kutsua missään luokassa, vaan ajetaan luokka suoraan testinä. Valitaan <text:span text:style-name="T2">Run as</text:span>-valikosta JUnit. Testin jälkeen nähdään tiedot ajetusta testistä. <text:span text:style-name="T5">Runs</text:span> kertoo ajettujen testimetodien lukumäärän. <text:span text:style-name="T5">Errors</text:span> ilmoittaa monessako tapauksessa ohjelman suoritus on keskeytynyt johonkin virheeseen. <text:span text:style-name="T5">Failures</text:span> kertoo kuinka monta <text:span text:style-name="T5">assert</text:span>-lausetta on mennyt pieleen; tosin ohjelman osa on tällöin suoritettu loppuun. Klikkaamalla virheen antanutta testimetodia nähdään <text:span text:style-name="T5">Failure Trace</text:span> – ikkunassa tarkemmin mitä on mennyt pieleen.</text:p>
      <text:h text:style-name="Heading_20_2" text:outline-level="2">4.5 HttpUnit-testit</text:h>
      <text:p text:style-name="Text_20_body">HttpUnit-testit toimii kuten JUnit-testit eli ne laajentaa <text:span text:style-name="T5">TestCase</text:span>:n, niissä on setUp() ja tearDown() ja niissä käytetään myös assert-lauseita. HttpUnittia voidaan käyttää HttpServlet-luokkien testaamiseen. Tosin Kohahdus ei tule käyttämään niitä paljoa. Hyvä opastus aiheesta löytyy seuraavasta linkistä: <text:a xlink:type="simple" xlink:href="http://httpunit.sourceforge.net/doc/tutorial/task1.html">http://httpunit.sourceforge.net/doc/tutorial/task1.html</text:a><text:a xlink:type="simple" xlink:href="http://httpunit.sourceforge.net/doc/tutorial/task1.html"><text:span text:style-name="T13">.</text:span></text:a></text:p>
      <text:p text:style-name="Text_20_body"><text:span text:style-name="T14">HttpUnit on kirjastot jotka täytyy importoida testiluokan alkuun. Testeissä luodaan olio ServletRunner, jolla luodaan client, </text:span>ServletUnitClient<text:span text:style-name="T14">. Tälle voidaan suorittaa operaatioita. Seuraavassa esimerkkejä:</text:span></text:p>
      <text:p text:style-name="P20"><text:span text:style-name="T15"><text:tab/>ServletRunner sr = </text:span><text:span text:style-name="T16">new ServletRunner</text:span><text:span text:style-name="T15">( </text:span><text:span text:style-name="T17">"web.xml"</text:span><text:span text:style-name="T15"> );</text:span></text:p>
      <text:p text:style-name="P21"><text:tab/>ServletUnitClient client = sr.newClient();</text:p>
      <text:p text:style-name="P22"><text:span text:style-name="T15"><text:tab/>client.setAuthorization( </text:span><text:span text:style-name="T17">"aUser"</text:span><text:span text:style-name="T15">, </text:span><text:span text:style-name="T17">"pool-admin"</text:span><text:span text:style-name="T15"> );</text:span></text:p>
      <text:p text:style-name="P22"><text:span text:style-name="T15"><text:tab/>WebResponse response = client.getResponse( </text:span><text:span text:style-name="T17">"http://localhost/PoolEditor"</text:span><text:span text:style-name="T15"> );</text:span></text:p>
      <text:p text:style-name="P23"><text:span text:style-name="T18"><text:s/><text:tab/>WebForm form = response.getFormWithID( </text:span><text:span text:style-name="T19">"pool"</text:span><text:span text:style-name="T18"> );</text:span></text:p>
      <text:p text:style-name="Text_20_body">Asserttia käytetään siis jälleen testauksen oikeellisuuden tarkistamiseen, esimerkiksi vaikka:</text:p>
      <text:p text:style-name="P24"><text:span text:style-name="T20"><text:tab/>assertEquals</text:span><text:span text:style-name="T21">( </text:span><text:span text:style-name="T22">"Away team 0"</text:span><text:span text:style-name="T21">, </text:span><text:span text:style-name="T22">""</text:span><text:span text:style-name="T21">, form.getParameterValue( </text:span><text:span text:style-name="T22">"away0"</text:span><text:span text:style-name="T21"> ) );</text:span></text:p>
      <text:p text:style-name="Text_20_body">HttpUnittia voidaan käyttää myös JSP-sivujen testaukseen, mutta vaikeasti saatavien ohjeiden vuoksi on parempi käyttää testityökalua JSPUnit, joka luotu juuri niitä sivuja varten.</text:p>
      <text:h text:style-name="Heading_20_2" text:outline-level="2">4.6 JSPUnit-testit</text:h>
      <text:p text:style-name="Text_20_body">JSPUnit on HttpUnitin tavoin lisäys JUnittiin. HttpUnit on monipuolisempi ohjelma, mutta samalla vaikeampi käyttää, joten JSPUnit soveltuu projektille hyvin. Luokat löytää sivulta: <text:a xlink:type="simple" xlink:href="http://www.dallaway.com/jsptest/">http://www.dallaway.com/jsptest/</text:a><text:a xlink:type="simple" xlink:href="http://www.dallaway.com/jsptest/"><text:span text:style-name="T13">.</text:span></text:a></text:p>
      <text:p text:style-name="P25">Testiluokat laajentavat taas TestCase:a. Alkuun on hyvä määritellä luokalle String-tyyppinen muuttuja, jossa on osoite testattavan tai testattavien JSP-sivujen sijainnille. Testimetodeissa luodaan Session-olioita, johon voidaan lisätä Cookie-olioita, tai käyttää luokkaa Response, jolla voi hakea Sessionista tietoja. Assert-lauseilla testataan jälleen kerran sivujen oikeellisuus.</text:p>
      <text:p text:style-name="Text_20_body"><text:span text:style-name="T14">Hyvä esimerkkitesti löytyy linkistä <text:s/></text:span><text:a xlink:type="simple" xlink:href="http://www.dallaway.com/jsptest/JSPTestTest.txt"><text:span text:style-name="T23">http://www.dallaway.com/jsptest/JSPTestTest.txt</text:span></text:a>.</text:p>
      <text:h text:style-name="P12" text:outline-level="1">5 Suoritettavat testitapaukset</text:h>
      <text:h text:style-name="Heading_20_2" text:outline-level="2">5.1 Koodin testaus</text:h>
      <text:p text:style-name="Text_20_body">Ensimmäisessä iteraatiossa tullaan toteuttamaan tai muokkaamaan luokkia User.java, Task.java, Course.java, DBHandler.java ja Criterion.java. Testauksessa näistä luokista täytyy luoda Junit-testiluokka, ja kirjoittaa kattavat testimetodit, jotka käyvät läpi koko koodin. Samoin JSP-sivujen koodi testataan, mahdollisesti käyttäen JSPUnittia.</text:p>
      <text:h text:style-name="Heading_20_2" text:outline-level="2">5.2 Käyttötapaukset</text:h>
      <text:p text:style-name="Text_20_body">Kohahduksen vaatimukset koostuvat paljolti käyttötapauksista, joten testaus on hyvä tehdä siltä pohjalta.</text:p>
      <text:p text:style-name="Text_20_body"><text:span text:style-name="T5">HYV</text:span>=hyväksytytään kyseinen syöte.</text:p>
      <text:h text:style-name="Heading_20_3" text:outline-level="3">5.2.1 Opettajan käyttötapaukset</text:h>
      <text:p text:style-name="Standard"><text:span text:style-name="T2">Kt1.</text:span> järjestelmään kirjautuminen</text:p>
      <text:p text:style-name="Standard">Sivu: Aloitussivu (login.jsp)</text:p>
      <text:p text:style-name="Standard">Testattavat käyttöliittymäkomponentit:</text:p>
      <text:list text:style-name="L4">
        <text:list-item>
          <text:p text:style-name="P26">tekstikentät Username, Password</text:p>
        </text:list-item>
        <text:list-item>
          <text:p text:style-name="P26">dropdown Language</text:p>
        </text:list-item>
        <text:list-item>
          <text:p text:style-name="P26">painike Sign in</text:p>
        </text:list-item>
      </text:list>
      <text:p text:style-name="Standard"/>
      <text:p text:style-name="P27">Tekstikentät: Username ja Password</text:p>
      <table:table table:name="Table1" table:style-name="Table1">
        <table:table-column table:style-name="Table1.A"/>
        <table:table-column table:style-name="Table1.B"/>
        <table:table-header-rows>
          <table:table-row>
            <table:table-cell table:style-name="Table1.A1" office:value-type="string">
              <text:p text:style-name="Table_20_Heading">Syöte</text:p>
            </table:table-cell>
            <table:table-cell table:style-name="Table1.B1" office:value-type="string">
              <text:p text:style-name="Table_20_Heading">Toivottu tulos</text:p>
            </table:table-cell>
          </table:table-row>
        </table:table-header-rows>
        <table:table-row>
          <table:table-cell table:style-name="Table1.A2" office:value-type="string">
            <text:p text:style-name="P28">Oletusarvo: molemmat tyhjiä</text:p>
          </table:table-cell>
          <table:table-cell table:style-name="Table1.B2" office:value-type="string">
            <text:p text:style-name="P28">'User name or password incorrect'</text:p>
          </table:table-cell>
        </table:table-row>
        <table:table-row>
          <table:table-cell table:style-name="Table1.A2" office:value-type="string">
            <text:p text:style-name="P28">Toinen tyhjä</text:p>
          </table:table-cell>
          <table:table-cell table:style-name="Table1.B2" office:value-type="string">
            <text:p text:style-name="P28">'User name or password incorrect'</text:p>
          </table:table-cell>
        </table:table-row>
        <table:table-row>
          <table:table-cell table:style-name="Table1.A2" office:value-type="string">
            <text:p text:style-name="P28">Väärä syöte: Teme xxyyzz</text:p>
          </table:table-cell>
          <table:table-cell table:style-name="Table1.B2" office:value-type="string">
            <text:p text:style-name="P28">''User name or password incorrect'</text:p>
          </table:table-cell>
        </table:table-row>
        <table:table-row>
          <table:table-cell table:style-name="Table1.A2" office:value-type="string">
            <text:p text:style-name="P28">Väärä salasana:Teemu xxyzzz</text:p>
          </table:table-cell>
          <table:table-cell table:style-name="Table1.B2" office:value-type="string">
            <text:p text:style-name="P28">''User name or password incorrect'</text:p>
          </table:table-cell>
        </table:table-row>
        <table:table-row>
          <table:table-cell table:style-name="Table1.A2" office:value-type="string">
            <text:p text:style-name="P28">Oikea syöte: Teemu xxyyzz</text:p>
          </table:table-cell>
          <table:table-cell table:style-name="Table1.B2" office:value-type="string">
            <text:p text:style-name="P28">HYV</text:p>
          </table:table-cell>
        </table:table-row>
      </table:table>
      <text:p text:style-name="Text_20_body"/>
      <text:p text:style-name="P27">Painike: Sign in</text:p>
      <table:table table:name="Table2" table:style-name="Table2">
        <table:table-column table:style-name="Table2.A"/>
        <table:table-column table:style-name="Table2.B"/>
        <table:table-header-rows>
          <table:table-row>
            <table:table-cell table:style-name="Table2.A1" office:value-type="string">
              <text:p text:style-name="P29">Syöte</text:p>
            </table:table-cell>
            <table:table-cell table:style-name="Table2.B1" office:value-type="string">
              <text:p text:style-name="Table_20_Heading">Toivottu tulos</text:p>
            </table:table-cell>
          </table:table-row>
        </table:table-header-rows>
        <table:table-row>
          <table:table-cell table:style-name="Table2.A2" office:value-type="string">
            <text:p text:style-name="P28">Painallus</text:p>
          </table:table-cell>
          <table:table-cell table:style-name="Table2.B2" office:value-type="string">
            <text:p text:style-name="P28">Järjestelmä siirtää käyttäjän tehtävien selaussivulle</text:p>
          </table:table-cell>
        </table:table-row>
      </table:table>
      <text:p text:style-name="P30"/>
      <text:p text:style-name="P30">Kt2. Tehtävien selaaminen</text:p>
      <text:p text:style-name="Standard">Sivu: Kurssi ja tehtälistaus (teacherTaskList.jsp)</text:p>
      <text:p text:style-name="Standard">Testattavat käyttöliittymäkomponentit:</text:p>
      <text:list text:style-name="L5">
        <text:list-item>
          <text:p text:style-name="P31">Tekstikenttä Create new course </text:p>
        </text:list-item>
      </text:list>
      <text:list text:style-name="L6">
        <text:list-item>
          <text:p text:style-name="P32">painikkeet new course, remove course, course statistics(<text:span text:style-name="T2">kt7</text:span>), search users(<text:span text:style-name="T2">kt7</text:span>), new task, edit task, <text:s/>edit as new, remove task(<text:span text:style-name="T2">kt6</text:span>), log off(<text:span text:style-name="T2">kt8</text:span>), </text:p>
          <text:p text:style-name="P32"/>
        </text:list-item>
      </text:list>
      <text:p text:style-name="P27">Tekstikenttä: New course</text:p>
      <table:table table:name="Table3" table:style-name="Table3">
        <table:table-column table:style-name="Table3.A"/>
        <table:table-column table:style-name="Table3.B"/>
        <table:table-header-rows>
          <table:table-row>
            <table:table-cell table:style-name="Table3.A1" office:value-type="string">
              <text:p text:style-name="Table_20_Heading">Syöte</text:p>
            </table:table-cell>
            <table:table-cell table:style-name="Table3.B1" office:value-type="string">
              <text:p text:style-name="Table_20_Heading">Toivottu tulos</text:p>
            </table:table-cell>
          </table:table-row>
        </table:table-header-rows>
        <table:table-row>
          <table:table-cell table:style-name="Table3.A2" office:value-type="string">
            <text:p text:style-name="P28">Välilyönti</text:p>
          </table:table-cell>
          <table:table-cell table:style-name="Table3.B2" office:value-type="string">
            <text:p text:style-name="P28">'Virheellinen kurssin nimi'</text:p>
          </table:table-cell>
        </table:table-row>
        <table:table-row>
          <table:table-cell table:style-name="Table3.A2" office:value-type="string">
            <text:p text:style-name="Table_20_Heading"><text:span text:style-name="T24">Html-koodia “Tito 2006 </text:span><text:bookmark text:name="line87"/><text:span text:style-name="T24">&lt;a href="www.cs.helsinki.fi/tito2006"&gt;Linkki&lt;/a&gt;”</text:span></text:p>
          </table:table-cell>
          <table:table-cell table:style-name="Table3.B2" office:value-type="string">
            <text:p text:style-name="P28">'Virheellinen kurssin nimi'</text:p>
          </table:table-cell>
        </table:table-row>
        <table:table-row>
          <table:table-cell table:style-name="Table3.A2" office:value-type="string">
            <text:p text:style-name="P28">Yli 40 merkkiä: 'sdfd...sdf'</text:p>
          </table:table-cell>
          <table:table-cell table:style-name="Table3.B2" office:value-type="string">
            <text:p text:style-name="P28">'New course name must be 1-40 characters long'</text:p>
          </table:table-cell>
        </table:table-row>
        <table:table-row>
          <table:table-cell table:style-name="Table3.A2" office:value-type="string">
            <text:p text:style-name="P28">Oikea “Titou syksy 2006”</text:p>
          </table:table-cell>
          <table:table-cell table:style-name="Table3.B2" office:value-type="string">
            <text:p text:style-name="P28">HYV</text:p>
          </table:table-cell>
        </table:table-row>
      </table:table>
      <text:p text:style-name="Text_20_body"/>
      <text:p text:style-name="P27">Painike: New course</text:p>
      <table:table table:name="Table4" table:style-name="Table4">
        <table:table-column table:style-name="Table4.A"/>
        <table:table-column table:style-name="Table4.B"/>
        <table:table-header-rows>
          <table:table-row>
            <table:table-cell table:style-name="Table4.A1" office:value-type="string">
              <text:p text:style-name="Table_20_Heading">Syöte</text:p>
            </table:table-cell>
            <table:table-cell table:style-name="Table4.B1" office:value-type="string">
              <text:p text:style-name="Table_20_Heading">Toivottu tulos</text:p>
            </table:table-cell>
          </table:table-row>
        </table:table-header-rows>
        <table:table-row>
          <table:table-cell table:style-name="Table4.A2" office:value-type="string">
            <text:p text:style-name="P28">Painallus</text:p>
          </table:table-cell>
          <table:table-cell table:style-name="Table4.B2" office:value-type="string">
            <text:p text:style-name="P28">Luo kurssin tekstikentässä määritellyssä nimessä, näkyy heti sivulla</text:p>
          </table:table-cell>
        </table:table-row>
      </table:table>
      <text:p text:style-name="Text_20_body"/>
      <text:p text:style-name="P27">Painike: Remove Course</text:p>
      <table:table table:name="Table21" table:style-name="Table21">
        <table:table-column table:style-name="Table21.A"/>
        <table:table-column table:style-name="Table21.B"/>
        <table:table-header-rows>
          <table:table-row>
            <table:table-cell table:style-name="Table21.A1" office:value-type="string">
              <text:p text:style-name="P29">Syöte</text:p>
            </table:table-cell>
            <table:table-cell table:style-name="Table21.B1" office:value-type="string">
              <text:p text:style-name="Table_20_Heading">Toivottu tulos</text:p>
            </table:table-cell>
          </table:table-row>
        </table:table-header-rows>
        <table:table-row>
          <table:table-cell table:style-name="Table21.A2" office:value-type="string">
            <text:p text:style-name="P28">painallus</text:p>
          </table:table-cell>
          <table:table-cell table:style-name="Table21.B2" office:value-type="string">
            <text:p text:style-name="P28">Kysyy varmistuksen poistetaanko kurssi. Mikäli valitaan kyllä kyseinen kurssi poistuu järjestelmästä.</text:p>
          </table:table-cell>
        </table:table-row>
      </table:table>
      <text:p text:style-name="Text_20_body"/>
      <text:p text:style-name="P27">Painike: Course Statistics</text:p>
      <table:table table:name="Table51" table:style-name="Table51">
        <table:table-column table:style-name="Table51.A"/>
        <table:table-column table:style-name="Table51.B"/>
        <table:table-header-rows>
          <table:table-row>
            <table:table-cell table:style-name="Table51.A1" office:value-type="string">
              <text:p text:style-name="P29">Syöte</text:p>
            </table:table-cell>
            <table:table-cell table:style-name="Table51.B1" office:value-type="string">
              <text:p text:style-name="Table_20_Heading">Toivottu tulos</text:p>
            </table:table-cell>
          </table:table-row>
        </table:table-header-rows>
        <table:table-row>
          <table:table-cell table:style-name="Table51.A2" office:value-type="string">
            <text:p text:style-name="P28">painallus</text:p>
          </table:table-cell>
          <table:table-cell table:style-name="Table51.B2" office:value-type="string">
            <text:p text:style-name="P28">Siirtää käyttäjän valitun kurssin statistiikkasivulle (showstatistics.jsp), jossa nähdään kurssin tilastot</text:p>
          </table:table-cell>
        </table:table-row>
      </table:table>
      <text:p text:style-name="Text_20_body"/>
      <text:p text:style-name="P27">Painike: Search users</text:p>
      <table:table table:name="Table52" table:style-name="Table52">
        <table:table-column table:style-name="Table52.A"/>
        <table:table-column table:style-name="Table52.B"/>
        <table:table-header-rows>
          <table:table-row>
            <table:table-cell table:style-name="Table52.A1" office:value-type="string">
              <text:p text:style-name="P29">Syöte</text:p>
            </table:table-cell>
            <table:table-cell table:style-name="Table52.B1" office:value-type="string">
              <text:p text:style-name="Table_20_Heading">Toivottu tulos</text:p>
            </table:table-cell>
          </table:table-row>
        </table:table-header-rows>
        <table:table-row>
          <table:table-cell table:style-name="Table52.A2" office:value-type="string">
            <text:p text:style-name="P28">painallus</text:p>
          </table:table-cell>
          <table:table-cell table:style-name="Table52.B2" office:value-type="string">
            <text:p text:style-name="P28">Siirtää käyttäjän oppilaiden tietojen hakusivulle (searchusers.jsp)</text:p>
          </table:table-cell>
        </table:table-row>
      </table:table>
      <text:p text:style-name="Text_20_body"/>
      <text:p text:style-name="P27">Painike: New task</text:p>
      <table:table table:name="Table5" table:style-name="Table5">
        <table:table-column table:style-name="Table5.A"/>
        <table:table-column table:style-name="Table5.B"/>
        <table:table-header-rows>
          <table:table-row>
            <table:table-cell table:style-name="Table5.A1" office:value-type="string">
              <text:p text:style-name="P29">Syöte</text:p>
            </table:table-cell>
            <table:table-cell table:style-name="Table5.B1" office:value-type="string">
              <text:p text:style-name="Table_20_Heading">Toivottu tulos</text:p>
            </table:table-cell>
          </table:table-row>
        </table:table-header-rows>
        <table:table-row>
          <table:table-cell table:style-name="Table5.A2" office:value-type="string">
            <text:p text:style-name="P28">painallus</text:p>
          </table:table-cell>
          <table:table-cell table:style-name="Table5.B2" office:value-type="string">
            <text:p text:style-name="P28">Siirtää käyttäjän tehtävänluontisivulle</text:p>
          </table:table-cell>
        </table:table-row>
      </table:table>
      <text:p text:style-name="Text_20_body"/>
      <text:p text:style-name="P27">Painike: Remove Task</text:p>
      <table:table table:name="Table22" table:style-name="Table22">
        <table:table-column table:style-name="Table22.A"/>
        <table:table-column table:style-name="Table22.B"/>
        <table:table-header-rows>
          <table:table-row>
            <table:table-cell table:style-name="Table22.A1" office:value-type="string">
              <text:p text:style-name="P29">Syöte</text:p>
            </table:table-cell>
            <table:table-cell table:style-name="Table22.B1" office:value-type="string">
              <text:p text:style-name="Table_20_Heading">Toivottu tulos</text:p>
            </table:table-cell>
          </table:table-row>
        </table:table-header-rows>
        <table:table-row>
          <table:table-cell table:style-name="Table22.A2" office:value-type="string">
            <text:p text:style-name="P28">painallus</text:p>
          </table:table-cell>
          <table:table-cell table:style-name="Table22.B2" office:value-type="string">
            <text:p text:style-name="P28">Kysyy varmistuksen poistetaanko tehtävä. Mikäli valitaan kyllä kyseinen kurssi poistuu järjestelmästä</text:p>
          </table:table-cell>
        </table:table-row>
      </table:table>
      <text:p text:style-name="Text_20_body"/>
      <text:p text:style-name="P27">Painike: Edit task</text:p>
      <table:table table:name="Table8" table:style-name="Table8">
        <table:table-column table:style-name="Table8.A"/>
        <table:table-column table:style-name="Table8.B"/>
        <table:table-header-rows>
          <table:table-row>
            <table:table-cell table:style-name="Table8.A1" office:value-type="string">
              <text:p text:style-name="P29">Syöte</text:p>
            </table:table-cell>
            <table:table-cell table:style-name="Table8.B1" office:value-type="string">
              <text:p text:style-name="Table_20_Heading">Toivottu tulos</text:p>
            </table:table-cell>
          </table:table-row>
        </table:table-header-rows>
        <table:table-row>
          <table:table-cell table:style-name="Table8.A2" office:value-type="string">
            <text:p text:style-name="P28">painallus</text:p>
          </table:table-cell>
          <table:table-cell table:style-name="Table8.B2" office:value-type="string">
            <text:p text:style-name="P28">Siirtää käyttäjän tehtävänluontisivulle, jonka kenttien oletusarvona kyseisen tehtävän arvot</text:p>
          </table:table-cell>
        </table:table-row>
      </table:table>
      <text:p text:style-name="Text_20_body"/>
      <text:p text:style-name="P27">Painike: Edit as new</text:p>
      <table:table table:name="Table24" table:style-name="Table24">
        <table:table-column table:style-name="Table24.A"/>
        <table:table-column table:style-name="Table24.B"/>
        <table:table-header-rows>
          <table:table-row>
            <table:table-cell table:style-name="Table24.A1" office:value-type="string">
              <text:p text:style-name="P29">Syöte</text:p>
            </table:table-cell>
            <table:table-cell table:style-name="Table24.B1" office:value-type="string">
              <text:p text:style-name="Table_20_Heading">Toivottu tulos</text:p>
            </table:table-cell>
          </table:table-row>
        </table:table-header-rows>
        <table:table-row>
          <table:table-cell table:style-name="Table24.A2" office:value-type="string">
            <text:p text:style-name="P28">painallus</text:p>
          </table:table-cell>
          <table:table-cell table:style-name="Table24.B2" office:value-type="string">
            <text:p text:style-name="P28">Siirtää käyttäjän tehtävänluontisivulle, jonka kenttien oletusarvona kyseisen tehtävän arvot</text:p>
          </table:table-cell>
        </table:table-row>
      </table:table>
      <text:p text:style-name="Text_20_body"/>
      <text:p text:style-name="P27">Painike: Log off</text:p>
      <table:table table:name="Table23" table:style-name="Table23">
        <table:table-column table:style-name="Table23.A"/>
        <table:table-column table:style-name="Table23.B"/>
        <table:table-header-rows>
          <table:table-row>
            <table:table-cell table:style-name="Table23.A1" office:value-type="string">
              <text:p text:style-name="Table_20_Heading">Syöte</text:p>
            </table:table-cell>
            <table:table-cell table:style-name="Table23.B1" office:value-type="string">
              <text:p text:style-name="Table_20_Heading">Toivottu tulos</text:p>
            </table:table-cell>
          </table:table-row>
        </table:table-header-rows>
        <table:table-row>
          <table:table-cell table:style-name="Table23.A2" office:value-type="string">
            <text:p text:style-name="P28">Painallus</text:p>
          </table:table-cell>
          <table:table-cell table:style-name="Table23.B2" office:value-type="string">
            <text:p text:style-name="P28">Käyttäjä kirjautuu ulos järjestelmästä, siirtyy kirjautumissivulle</text:p>
          </table:table-cell>
        </table:table-row>
      </table:table>
      <text:p text:style-name="Text_20_body"/>
      <text:p text:style-name="P30">Kt3. Tehtävän lisääminen</text:p>
      <text:p text:style-name="Standard">Sivu: Tehtäväluontisivu (composer.jsp)</text:p>
      <text:p text:style-name="Standard">Testattavat käyttöliittymäkomponentit:</text:p>
      <text:list text:style-name="L7">
        <text:list-item>
          <text:p text:style-name="P33">painikkeet Add variable, Save, ja kielletyille/vaadituille käskyille olevat napit, Show printable view, hide printable view (<text:span text:style-name="T2">kt5</text:span>)</text:p>
        </text:list-item>
        <text:list-item>
          <text:p text:style-name="P33">Radiopainikkeet Fill-In/Programming, UseModel/Criteria</text:p>
        </text:list-item>
        <text:list-item>
          <text:p text:style-name="P33">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33">Dropdownit, jossa vertailut muuttujien ja rekistereiden arvoille.</text:p>
        </text:list-item>
      </text:list>
      <text:p text:style-name="Standard"/>
      <text:p text:style-name="P27">Painike: Add Variable</text:p>
      <table:table table:name="Table25" table:style-name="Table25">
        <table:table-column table:style-name="Table25.A"/>
        <table:table-column table:style-name="Table25.B"/>
        <table:table-header-rows>
          <table:table-row>
            <table:table-cell table:style-name="Table25.A1" office:value-type="string">
              <text:p text:style-name="Table_20_Heading">Syöte</text:p>
            </table:table-cell>
            <table:table-cell table:style-name="Table25.B1" office:value-type="string">
              <text:p text:style-name="Table_20_Heading">Toivottu tulos</text:p>
            </table:table-cell>
          </table:table-row>
        </table:table-header-rows>
        <table:table-row>
          <table:table-cell table:style-name="Table25.A2" office:value-type="string">
            <text:p text:style-name="P28">Painallus</text:p>
          </table:table-cell>
          <table:table-cell table:style-name="Table25.B2" office:value-type="string">
            <text:p text:style-name="P28">Lisää uuden muuttujan listaan, jolle kaikki kentät määritelty</text:p>
          </table:table-cell>
        </table:table-row>
      </table:table>
      <text:p text:style-name="Text_20_body"/>
      <text:p text:style-name="P27">Painike: Save</text:p>
      <table:table table:name="Table26" table:style-name="Table26">
        <table:table-column table:style-name="Table26.A"/>
        <table:table-column table:style-name="Table26.B"/>
        <table:table-header-rows>
          <table:table-row>
            <table:table-cell table:style-name="Table26.A1" office:value-type="string">
              <text:p text:style-name="Table_20_Heading">Syöte</text:p>
            </table:table-cell>
            <table:table-cell table:style-name="Table26.B1" office:value-type="string">
              <text:p text:style-name="Table_20_Heading">Toivottu tulos</text:p>
            </table:table-cell>
          </table:table-row>
        </table:table-header-rows>
        <table:table-row>
          <table:table-cell table:style-name="Table26.A2" office:value-type="string">
            <text:p text:style-name="P28">Painallus</text:p>
          </table:table-cell>
          <table:table-cell table:style-name="Table26.B2" office:value-type="string">
            <text:p text:style-name="P28">Tallentaa tehtävän tietokantaan mikäli kaikki kentät kunnossa, siirtää käyttäjän takaisin tehtälistaussivulle, jossa näkyy lisätty tehtävä</text:p>
          </table:table-cell>
        </table:table-row>
      </table:table>
      <text:p text:style-name="P27"/>
      <text:p text:style-name="P27">Painikeet: kielletyt/vaaditut käskyt</text:p>
      <table:table table:name="Table27" table:style-name="Table27">
        <table:table-column table:style-name="Table27.A"/>
        <table:table-column table:style-name="Table27.B"/>
        <table:table-header-rows>
          <table:table-row>
            <table:table-cell table:style-name="Table27.A1" office:value-type="string">
              <text:p text:style-name="Table_20_Heading">Syöte</text:p>
            </table:table-cell>
            <table:table-cell table:style-name="Table27.B1" office:value-type="string">
              <text:p text:style-name="Table_20_Heading">Toivottu tulos</text:p>
            </table:table-cell>
          </table:table-row>
        </table:table-header-rows>
        <table:table-row>
          <table:table-cell table:style-name="Table27.A2" office:value-type="string">
            <text:p text:style-name="P28">Valitaan yksi vaadituksi</text:p>
          </table:table-cell>
          <table:table-cell table:style-name="Table27.B2" office:value-type="string">
            <text:p text:style-name="P28">HYV</text:p>
          </table:table-cell>
        </table:table-row>
        <table:table-row>
          <table:table-cell table:style-name="Table27.A2" office:value-type="string">
            <text:p text:style-name="P28">Valitaan yksi vaadituksi, yksi kielletyksi</text:p>
          </table:table-cell>
          <table:table-cell table:style-name="Table27.B2" office:value-type="string">
            <text:p text:style-name="P28">HYV</text:p>
          </table:table-cell>
        </table:table-row>
        <table:table-row>
          <table:table-cell table:style-name="Table27.A2" office:value-type="string">
            <text:p text:style-name="P28">Kaikki kielletty/vaadittu</text:p>
          </table:table-cell>
          <table:table-cell table:style-name="Table27.B2" office:value-type="string">
            <text:p text:style-name="P28">HYV</text:p>
          </table:table-cell>
        </table:table-row>
        <table:table-row>
          <table:table-cell table:style-name="Table27.A2" office:value-type="string">
            <text:p text:style-name="P28">Yksi kielletty</text:p>
          </table:table-cell>
          <table:table-cell table:style-name="Table27.B2" office:value-type="string">
            <text:p text:style-name="P28">HYV</text:p>
          </table:table-cell>
        </table:table-row>
        <table:table-row>
          <table:table-cell table:style-name="Table27.A2" office:value-type="string">
            <text:p text:style-name="P28">Ei yksikään kielletty tai sallittu</text:p>
          </table:table-cell>
          <table:table-cell table:style-name="Table27.B2" office:value-type="string">
            <text:p text:style-name="P28">HYV</text:p>
          </table:table-cell>
        </table:table-row>
      </table:table>
      <text:p text:style-name="P27"/>
      <text:p text:style-name="P27">Radiopainikkeet: <text:s/>Fill-In/Programming</text:p>
      <table:table table:name="Table28" table:style-name="Table28">
        <table:table-column table:style-name="Table28.A"/>
        <table:table-column table:style-name="Table28.B"/>
        <table:table-header-rows>
          <table:table-row>
            <table:table-cell table:style-name="Table28.A1" office:value-type="string">
              <text:p text:style-name="Table_20_Heading">Syöte</text:p>
            </table:table-cell>
            <table:table-cell table:style-name="Table28.B1" office:value-type="string">
              <text:p text:style-name="Table_20_Heading">Toivottu tulos</text:p>
            </table:table-cell>
          </table:table-row>
        </table:table-header-rows>
        <table:table-row>
          <table:table-cell table:style-name="Table28.A2" office:value-type="string">
            <text:p text:style-name="P28">Fill-In</text:p>
          </table:table-cell>
          <table:table-cell table:style-name="Table28.B2" office:value-type="string">
            <text:p text:style-name="P28">Kaksi ylimääräistä tekstikenttää alku- ja jälkikoodille</text:p>
          </table:table-cell>
        </table:table-row>
        <table:table-row>
          <table:table-cell table:style-name="Table28.A2" office:value-type="string">
            <text:p text:style-name="P28">Programming</text:p>
          </table:table-cell>
          <table:table-cell table:style-name="Table28.B2" office:value-type="string">
            <text:p text:style-name="P28">Ei ylimääräisiä kenttiä</text:p>
          </table:table-cell>
        </table:table-row>
        <table:table-row>
          <table:table-cell table:style-name="Table28.A2" office:value-type="string">
            <text:p text:style-name="P28">Fill-In -&gt; Programming -&gt; Fill-In, Fill-In kentissä tekstiä</text:p>
          </table:table-cell>
          <table:table-cell table:style-name="Table28.B2" office:value-type="string">
            <text:p text:style-name="P28">Teksti säilyy muutoksen mukana</text:p>
          </table:table-cell>
        </table:table-row>
      </table:table>
      <text:p text:style-name="Text_20_body"/>
      <text:p text:style-name="P27">Radiopainikkeet: Use model/Criteria</text:p>
      <table:table table:name="Table29" table:style-name="Table29">
        <table:table-column table:style-name="Table29.A"/>
        <table:table-column table:style-name="Table29.B"/>
        <table:table-header-rows>
          <table:table-row>
            <table:table-cell table:style-name="Table29.A1" office:value-type="string">
              <text:p text:style-name="Table_20_Heading">Syöte</text:p>
            </table:table-cell>
            <table:table-cell table:style-name="Table29.B1" office:value-type="string">
              <text:p text:style-name="Table_20_Heading">Toivottu tulos</text:p>
            </table:table-cell>
          </table:table-row>
        </table:table-header-rows>
        <table:table-row>
          <table:table-cell table:style-name="Table29.A2" office:value-type="string">
            <text:p text:style-name="P28">Use model</text:p>
          </table:table-cell>
          <table:table-cell table:style-name="Table29.B2" office:value-type="string">
            <text:p text:style-name="P28">Tekstikenttä mallikoodille</text:p>
          </table:table-cell>
        </table:table-row>
        <table:table-row table:style-name="Table29.3">
          <table:table-cell table:style-name="Table29.A3" office:value-type="string">
            <text:p text:style-name="P28">Criteria</text:p>
          </table:table-cell>
          <table:table-cell table:style-name="Table29.B2" office:value-type="string">
            <text:p text:style-name="P28">Mallikoodin tekstikenttä häviää</text:p>
          </table:table-cell>
        </table:table-row>
        <table:table-row table:style-name="Table29.3">
          <table:table-cell table:style-name="Table29.A3" office:value-type="string">
            <text:p text:style-name="P28">Use model -&gt; Criteria -&gt; Use model, mallikoodissa tekstiä</text:p>
          </table:table-cell>
          <table:table-cell table:style-name="Table29.B2" office:value-type="string">
            <text:p text:style-name="P28">Mallikoodin koodi tulee takaisin näkyviin</text:p>
          </table:table-cell>
        </table:table-row>
      </table:table>
      <text:p text:style-name="Text_20_body"/>
      <text:p text:style-name="P27">Tekstikenttä: Task name</text:p>
      <table:table table:name="Table30" table:style-name="Table30">
        <table:table-column table:style-name="Table30.A"/>
        <table:table-column table:style-name="Table30.B"/>
        <table:table-header-rows>
          <table:table-row>
            <table:table-cell table:style-name="Table30.A1" office:value-type="string">
              <text:p text:style-name="Table_20_Heading">Syöte</text:p>
            </table:table-cell>
            <table:table-cell table:style-name="Table30.B1" office:value-type="string">
              <text:p text:style-name="Table_20_Heading">Toivottu tulos</text:p>
            </table:table-cell>
          </table:table-row>
        </table:table-header-rows>
        <table:table-row>
          <table:table-cell table:style-name="Table30.A2" office:value-type="string">
            <text:p text:style-name="P28">Oletusarvo, tyhjä</text:p>
          </table:table-cell>
          <table:table-cell table:style-name="Table30.B2" office:value-type="string">
            <text:p text:style-name="P28">Virheellinen nimi</text:p>
          </table:table-cell>
        </table:table-row>
        <table:table-row>
          <table:table-cell table:style-name="Table30.A2" office:value-type="string">
            <text:p text:style-name="P28">Välilyönti</text:p>
          </table:table-cell>
          <table:table-cell table:style-name="Table30.B2" office:value-type="string">
            <text:p text:style-name="P28">Virheellinen nimi</text:p>
          </table:table-cell>
        </table:table-row>
        <table:table-row>
          <table:table-cell table:style-name="Table30.A2" office:value-type="string">
            <text:p text:style-name="P28">Html-tekstiä: &lt;b&gt;harjoitus 1&lt;/b&gt;</text:p>
          </table:table-cell>
          <table:table-cell table:style-name="Table30.B2" office:value-type="string">
            <text:p text:style-name="P28">Virheellinen nimi</text:p>
          </table:table-cell>
        </table:table-row>
        <table:table-row>
          <table:table-cell table:style-name="Table30.A2" office:value-type="string">
            <text:p text:style-name="P28">Yksi merkki</text:p>
          </table:table-cell>
          <table:table-cell table:style-name="Table30.B2" office:value-type="string">
            <text:p text:style-name="P28">HYV</text:p>
          </table:table-cell>
        </table:table-row>
        <table:table-row>
          <table:table-cell table:style-name="Table30.A2" office:value-type="string">
            <text:p text:style-name="P28">Yli 40 merkkiä: 'sdfg...fdg'</text:p>
          </table:table-cell>
          <table:table-cell table:style-name="Table30.B2" office:value-type="string">
            <text:p text:style-name="P28">'Task name must be 1-40 characters long'</text:p>
          </table:table-cell>
        </table:table-row>
        <table:table-row>
          <table:table-cell table:style-name="Table30.A2" office:value-type="string">
            <text:p text:style-name="P28">Oikea syöte: Harjoitus 1</text:p>
          </table:table-cell>
          <table:table-cell table:style-name="Table30.B2" office:value-type="string">
            <text:p text:style-name="P28">HYV</text:p>
          </table:table-cell>
        </table:table-row>
      </table:table>
      <text:p text:style-name="Text_20_body"/>
      <text:p text:style-name="P27">Tekstikenttä: Task description</text:p>
      <table:table table:name="Table31" table:style-name="Table31">
        <table:table-column table:style-name="Table31.A"/>
        <table:table-column table:style-name="Table31.B"/>
        <table:table-header-rows>
          <table:table-row>
            <table:table-cell table:style-name="Table31.A1" office:value-type="string">
              <text:p text:style-name="Table_20_Heading">Syöte</text:p>
            </table:table-cell>
            <table:table-cell table:style-name="Table31.B1" office:value-type="string">
              <text:p text:style-name="Table_20_Heading">Toivottu tulos</text:p>
            </table:table-cell>
          </table:table-row>
        </table:table-header-rows>
        <table:table-row>
          <table:table-cell table:style-name="Table31.A2" office:value-type="string">
            <text:p text:style-name="P28">Oletusarvo, tyhjä</text:p>
          </table:table-cell>
          <table:table-cell table:style-name="Table31.B2" office:value-type="string">
            <text:p text:style-name="P28">Virheellinen kuvaus</text:p>
          </table:table-cell>
        </table:table-row>
        <table:table-row>
          <table:table-cell table:style-name="Table31.A2" office:value-type="string">
            <text:p text:style-name="P28">Välilyönti</text:p>
          </table:table-cell>
          <table:table-cell table:style-name="Table31.B2" office:value-type="string">
            <text:p text:style-name="P28">Virheellinen kuvaus</text:p>
          </table:table-cell>
        </table:table-row>
        <table:table-row>
          <table:table-cell table:style-name="Table31.A2" office:value-type="string">
            <text:p text:style-name="P28">Html-tekstiä: &lt;b&gt;Laske sitä...&lt;/b&gt;</text:p>
          </table:table-cell>
          <table:table-cell table:style-name="Table31.B2" office:value-type="string">
            <text:p text:style-name="P28">HYV</text:p>
          </table:table-cell>
        </table:table-row>
        <table:table-row>
          <table:table-cell table:style-name="Table31.A2" office:value-type="string">
            <text:p text:style-name="P28">Yksi merkki</text:p>
          </table:table-cell>
          <table:table-cell table:style-name="Table31.B2" office:value-type="string">
            <text:p text:style-name="P28">HYV</text:p>
          </table:table-cell>
        </table:table-row>
        <table:table-row>
          <table:table-cell table:style-name="Table31.A2" office:value-type="string">
            <text:p text:style-name="P28">Oikea syöte: Laske sitä...</text:p>
          </table:table-cell>
          <table:table-cell table:style-name="Table31.B2" office:value-type="string">
            <text:p text:style-name="P28">HYV</text:p>
          </table:table-cell>
        </table:table-row>
      </table:table>
      <text:p text:style-name="P27"/>
      <text:p text:style-name="P27">Tekstikentät: Inputs ja Secret inputs</text:p>
      <table:table table:name="Table32" table:style-name="Table32">
        <table:table-column table:style-name="Table32.A"/>
        <table:table-column table:style-name="Table32.B"/>
        <table:table-header-rows>
          <table:table-row>
            <table:table-cell table:style-name="Table32.A1" office:value-type="string">
              <text:p text:style-name="Table_20_Heading">Syöte</text:p>
            </table:table-cell>
            <table:table-cell table:style-name="Table32.B1" office:value-type="string">
              <text:p text:style-name="Table_20_Heading">Toivottu tulos</text:p>
            </table:table-cell>
          </table:table-row>
        </table:table-header-rows>
        <table:table-row>
          <table:table-cell table:style-name="Table32.A2" office:value-type="string">
            <text:p text:style-name="P28">Oletusarvo, tyhjä</text:p>
          </table:table-cell>
          <table:table-cell table:style-name="Table32.B2" office:value-type="string">
            <text:p text:style-name="P28">HYV, ei syötteitä</text:p>
          </table:table-cell>
        </table:table-row>
        <table:table-row>
          <table:table-cell table:style-name="Table32.A2" office:value-type="string">
            <text:p text:style-name="P28">välilyönti</text:p>
          </table:table-cell>
          <table:table-cell table:style-name="Table32.B2" office:value-type="string">
            <text:p text:style-name="P28">HYV, ei syötteitä</text:p>
          </table:table-cell>
        </table:table-row>
        <table:table-row>
          <table:table-cell table:style-name="Table32.A2" office:value-type="string">
            <text:p text:style-name="P28">Yksi syöte: 3</text:p>
          </table:table-cell>
          <table:table-cell table:style-name="Table32.B2" office:value-type="string">
            <text:p text:style-name="P28">HYV</text:p>
          </table:table-cell>
        </table:table-row>
        <table:table-row>
          <table:table-cell table:style-name="Table32.A2" office:value-type="string">
            <text:p text:style-name="P28">Negatiivinen -1</text:p>
          </table:table-cell>
          <table:table-cell table:style-name="Table32.B2" office:value-type="string">
            <text:p text:style-name="P28">HYV</text:p>
          </table:table-cell>
        </table:table-row>
        <table:table-row>
          <table:table-cell table:style-name="Table32.A2" office:value-type="string">
            <text:p text:style-name="P28">Monta, mutta väärin, 4.4.3 3 5</text:p>
          </table:table-cell>
          <table:table-cell table:style-name="Table32.B2" office:value-type="string">
            <text:p text:style-name="P28">Virheellinen syöte</text:p>
          </table:table-cell>
        </table:table-row>
        <table:table-row>
          <table:table-cell table:style-name="Table32.A2" office:value-type="string">
            <text:p text:style-name="P28">Muu kuin numero: E</text:p>
          </table:table-cell>
          <table:table-cell table:style-name="Table32.B2" office:value-type="string">
            <text:p text:style-name="P28">Virheellinen syöte</text:p>
          </table:table-cell>
        </table:table-row>
        <table:table-row>
          <table:table-cell table:style-name="Table32.A2" office:value-type="string">
            <text:p text:style-name="P28">Välit eri lailla: 4,5, -4, <text:s text:c="2"/>3, <text:s/>-2</text:p>
          </table:table-cell>
          <table:table-cell table:style-name="Table32.B2" office:value-type="string">
            <text:p text:style-name="P28">HYV</text:p>
          </table:table-cell>
        </table:table-row>
        <table:table-row>
          <table:table-cell table:style-name="Table32.A2" office:value-type="string">
            <text:p text:style-name="P28">Oikea: 3, -5, 7</text:p>
          </table:table-cell>
          <table:table-cell table:style-name="Table32.B2" office:value-type="string">
            <text:p text:style-name="P28">HYV</text:p>
          </table:table-cell>
        </table:table-row>
        <table:table-row>
          <table:table-cell table:style-name="Table32.A2" office:value-type="string">
            <text:p text:style-name="P28">Eri määrä syötteitä Inputs ja Secret Inputs</text:p>
          </table:table-cell>
          <table:table-cell table:style-name="Table32.B2" office:value-type="string">
            <text:p text:style-name="P28">HYV</text:p>
          </table:table-cell>
        </table:table-row>
      </table:table>
      <text:p text:style-name="Text_20_body"/>
      <text:p text:style-name="P27">Tekstikentät: Register values and Register secret values</text:p>
      <table:table table:name="Table34" table:style-name="Table34">
        <table:table-column table:style-name="Table34.A"/>
        <table:table-column table:style-name="Table34.B"/>
        <table:table-header-rows>
          <table:table-row>
            <table:table-cell table:style-name="Table34.A1" office:value-type="string">
              <text:p text:style-name="Table_20_Heading">Syöte</text:p>
            </table:table-cell>
            <table:table-cell table:style-name="Table34.B1" office:value-type="string">
              <text:p text:style-name="Table_20_Heading">Toivottu tulos</text:p>
            </table:table-cell>
          </table:table-row>
        </table:table-header-rows>
        <table:table-row>
          <table:table-cell table:style-name="Table34.A2" office:value-type="string">
            <text:p text:style-name="P28">tyhjä</text:p>
          </table:table-cell>
          <table:table-cell table:style-name="Table34.B2" office:value-type="string">
            <text:p text:style-name="P28">HYV, ei luoda kriteeriä</text:p>
          </table:table-cell>
        </table:table-row>
        <table:table-row>
          <table:table-cell table:style-name="Table34.A2" office:value-type="string">
            <text:p text:style-name="P28">välilyönti</text:p>
          </table:table-cell>
          <table:table-cell table:style-name="Table34.B2" office:value-type="string">
            <text:p text:style-name="P28">HYV, ei luoda kriteeriä</text:p>
          </table:table-cell>
        </table:table-row>
        <table:table-row>
          <table:table-cell table:style-name="Table34.A2" office:value-type="string">
            <text:p text:style-name="P28">Muu kuin numero: <text:s/>r, &amp;</text:p>
          </table:table-cell>
          <table:table-cell table:style-name="Table34.B2" office:value-type="string">
            <text:p text:style-name="P28">Virheellinen rekisterin arvo</text:p>
          </table:table-cell>
        </table:table-row>
        <table:table-row>
          <table:table-cell table:style-name="Table34.A2" office:value-type="string">
            <text:p text:style-name="P28">Oikea: 4</text:p>
          </table:table-cell>
          <table:table-cell table:style-name="Table34.B2" office:value-type="string">
            <text:p text:style-name="P28">HYV</text:p>
          </table:table-cell>
        </table:table-row>
        <table:table-row>
          <table:table-cell table:style-name="Table34.A2" office:value-type="string">
            <text:p text:style-name="P28">Numeron jälkeen jotain: 4TT</text:p>
          </table:table-cell>
          <table:table-cell table:style-name="Table34.B2" office:value-type="string">
            <text:p text:style-name="P28">Virheellinen rekisterin arvo</text:p>
          </table:table-cell>
        </table:table-row>
        <table:table-row>
          <table:table-cell table:style-name="Table34.A2" office:value-type="string">
            <text:p text:style-name="P28">Negatiivinen: -4</text:p>
          </table:table-cell>
          <table:table-cell table:style-name="Table34.B2" office:value-type="string">
            <text:p text:style-name="P28">HYV</text:p>
          </table:table-cell>
        </table:table-row>
        <table:table-row>
          <table:table-cell table:style-name="Table34.A2" office:value-type="string">
            <text:p text:style-name="P28">Nolla: 0</text:p>
          </table:table-cell>
          <table:table-cell table:style-name="Table34.B2" office:value-type="string">
            <text:p text:style-name="P28">HYV</text:p>
          </table:table-cell>
        </table:table-row>
      </table:table>
      <text:p text:style-name="Text_20_body"/>
      <text:p text:style-name="P27">Tekstikentät: Variable names</text:p>
      <table:table table:name="Table35" table:style-name="Table35">
        <table:table-column table:style-name="Table35.A"/>
        <table:table-column table:style-name="Table35.B"/>
        <table:table-header-rows>
          <table:table-row>
            <table:table-cell table:style-name="Table35.A1" office:value-type="string">
              <text:p text:style-name="Table_20_Heading">Syöte</text:p>
            </table:table-cell>
            <table:table-cell table:style-name="Table35.B1" office:value-type="string">
              <text:p text:style-name="Table_20_Heading">Toivottu tulos</text:p>
            </table:table-cell>
          </table:table-row>
        </table:table-header-rows>
        <table:table-row>
          <table:table-cell table:style-name="Table35.A2" office:value-type="string">
            <text:p text:style-name="P28">Oletusarvo: tyhjä tai välilyönti</text:p>
          </table:table-cell>
          <table:table-cell table:style-name="Table35.B2" office:value-type="string">
            <text:p text:style-name="P28">HYV, ei luoda kriteeriä</text:p>
          </table:table-cell>
        </table:table-row>
        <table:table-row>
          <table:table-cell table:style-name="Table35.A2" office:value-type="string">
            <text:p text:style-name="P28">Numero: -4, 6</text:p>
          </table:table-cell>
          <table:table-cell table:style-name="Table35.B2" office:value-type="string">
            <text:p text:style-name="P28">Virheellinen muuttuja</text:p>
          </table:table-cell>
        </table:table-row>
        <table:table-row>
          <table:table-cell table:style-name="Table35.A2" office:value-type="string">
            <text:p text:style-name="P28">Pitkä nimi: Muuttis</text:p>
          </table:table-cell>
          <table:table-cell table:style-name="Table35.B2" office:value-type="string">
            <text:p text:style-name="P28">HYV</text:p>
          </table:table-cell>
        </table:table-row>
        <table:table-row>
          <table:table-cell table:style-name="Table35.A2" office:value-type="string">
            <text:p text:style-name="P28">Ääkkösiä: å</text:p>
          </table:table-cell>
          <table:table-cell table:style-name="Table35.B2" office:value-type="string">
            <text:p text:style-name="P28">HYV</text:p>
          </table:table-cell>
        </table:table-row>
        <table:table-row>
          <table:table-cell table:style-name="Table35.A2" office:value-type="string">
            <text:p text:style-name="P28">Muita merkkejä: e-w</text:p>
          </table:table-cell>
          <table:table-cell table:style-name="Table35.B2" office:value-type="string">
            <text:p text:style-name="P28">Virheellinen muuttuja</text:p>
          </table:table-cell>
        </table:table-row>
        <table:table-row>
          <table:table-cell table:style-name="Table35.A2" office:value-type="string">
            <text:p text:style-name="P28">Oikea: x</text:p>
          </table:table-cell>
          <table:table-cell table:style-name="Table35.B2" office:value-type="string">
            <text:p text:style-name="P28">HYV</text:p>
          </table:table-cell>
        </table:table-row>
        <table:table-row>
          <table:table-cell table:style-name="Table35.A2" office:value-type="string">
            <text:p text:style-name="P28">Numero perässä: X3</text:p>
          </table:table-cell>
          <table:table-cell table:style-name="Table35.B2" office:value-type="string">
            <text:p text:style-name="P28">HYV</text:p>
          </table:table-cell>
        </table:table-row>
        <table:table-row>
          <table:table-cell table:style-name="Table35.A2" office:value-type="string">
            <text:p text:style-name="P28">Numero alussa tai välissä 1234r23</text:p>
          </table:table-cell>
          <table:table-cell table:style-name="Table35.B2" office:value-type="string">
            <text:p text:style-name="P28">HYV</text:p>
          </table:table-cell>
        </table:table-row>
      </table:table>
      <text:p text:style-name="Text_20_body"/>
      <text:p text:style-name="P27">Tekstikentät: Variable and secret variable values</text:p>
      <table:table table:name="Table33" table:style-name="Table33">
        <table:table-column table:style-name="Table33.A"/>
        <table:table-column table:style-name="Table33.B"/>
        <table:table-header-rows>
          <table:table-row>
            <table:table-cell table:style-name="Table33.A1" office:value-type="string">
              <text:p text:style-name="Table_20_Heading">Syöte</text:p>
            </table:table-cell>
            <table:table-cell table:style-name="Table33.B1" office:value-type="string">
              <text:p text:style-name="Table_20_Heading">Toivottu tulos</text:p>
            </table:table-cell>
          </table:table-row>
        </table:table-header-rows>
        <table:table-row>
          <table:table-cell table:style-name="Table33.A2" office:value-type="string">
            <text:p text:style-name="P28">Oletusarvo:tyhjä</text:p>
          </table:table-cell>
          <table:table-cell table:style-name="Table33.B2" office:value-type="string">
            <text:p text:style-name="P28">HYV, ei määritellä muuttujaa</text:p>
          </table:table-cell>
        </table:table-row>
        <table:table-row>
          <table:table-cell table:style-name="Table33.A2" office:value-type="string">
            <text:p text:style-name="P28">Muu kuin numero, -, r, &amp;</text:p>
          </table:table-cell>
          <table:table-cell table:style-name="Table33.B2" office:value-type="string">
            <text:p text:style-name="P28">Virheellinen muuttujan arvo</text:p>
          </table:table-cell>
        </table:table-row>
        <table:table-row>
          <table:table-cell table:style-name="Table33.A2" office:value-type="string">
            <text:p text:style-name="P28">Oikea: 4</text:p>
          </table:table-cell>
          <table:table-cell table:style-name="Table33.B2" office:value-type="string">
            <text:p text:style-name="P28">HYV</text:p>
          </table:table-cell>
        </table:table-row>
        <table:table-row>
          <table:table-cell table:style-name="Table33.A2" office:value-type="string">
            <text:p text:style-name="P28">Numeron jälkeen jotain: 4TT</text:p>
          </table:table-cell>
          <table:table-cell table:style-name="Table33.B2" office:value-type="string">
            <text:p text:style-name="P28">Virheellinen muuttujan arvo</text:p>
          </table:table-cell>
        </table:table-row>
        <table:table-row>
          <table:table-cell table:style-name="Table33.A2" office:value-type="string">
            <text:p text:style-name="P28">Negatiivinen: -4</text:p>
          </table:table-cell>
          <table:table-cell table:style-name="Table33.B2" office:value-type="string">
            <text:p text:style-name="P28">HYV</text:p>
          </table:table-cell>
        </table:table-row>
        <table:table-row>
          <table:table-cell table:style-name="Table33.A2" office:value-type="string">
            <text:p text:style-name="P28">Nolla: 0</text:p>
          </table:table-cell>
          <table:table-cell table:style-name="Table33.B2" office:value-type="string">
            <text:p text:style-name="P28">HYV</text:p>
          </table:table-cell>
        </table:table-row>
      </table:table>
      <text:p text:style-name="Text_20_body"/>
      <text:p text:style-name="P27">Tekstikentät: Outputs and secret outputs</text:p>
      <table:table table:name="Table36" table:style-name="Table36">
        <table:table-column table:style-name="Table36.A"/>
        <table:table-column table:style-name="Table36.B"/>
        <table:table-header-rows>
          <table:table-row>
            <table:table-cell table:style-name="Table36.A1" office:value-type="string">
              <text:p text:style-name="Table_20_Heading">Syöte</text:p>
            </table:table-cell>
            <table:table-cell table:style-name="Table36.B1" office:value-type="string">
              <text:p text:style-name="Table_20_Heading">Toivottu tulos</text:p>
            </table:table-cell>
          </table:table-row>
        </table:table-header-rows>
        <table:table-row>
          <table:table-cell table:style-name="Table36.A2" office:value-type="string">
            <text:p text:style-name="P28">Oletusarvo, tyhjä</text:p>
          </table:table-cell>
          <table:table-cell table:style-name="Table36.B2" office:value-type="string">
            <text:p text:style-name="P28">HYV, ei tulosteita</text:p>
          </table:table-cell>
        </table:table-row>
        <table:table-row>
          <table:table-cell table:style-name="Table36.A2" office:value-type="string">
            <text:p text:style-name="P28">välilyönti</text:p>
          </table:table-cell>
          <table:table-cell table:style-name="Table36.B2" office:value-type="string">
            <text:p text:style-name="P28">HYV, ei tulosteita</text:p>
          </table:table-cell>
        </table:table-row>
        <table:table-row>
          <table:table-cell table:style-name="Table36.A2" office:value-type="string">
            <text:p text:style-name="P28">Yksi syöte: 3</text:p>
          </table:table-cell>
          <table:table-cell table:style-name="Table36.B2" office:value-type="string">
            <text:p text:style-name="P28">HYV</text:p>
          </table:table-cell>
        </table:table-row>
        <table:table-row>
          <table:table-cell table:style-name="Table36.A2" office:value-type="string">
            <text:p text:style-name="P28">Negatiivinen -1</text:p>
          </table:table-cell>
          <table:table-cell table:style-name="Table36.B2" office:value-type="string">
            <text:p text:style-name="P28">HYV</text:p>
          </table:table-cell>
        </table:table-row>
        <table:table-row>
          <table:table-cell table:style-name="Table36.A2" office:value-type="string">
            <text:p text:style-name="P28">Monta, mutta väärin, 4.4.3 3 5</text:p>
          </table:table-cell>
          <table:table-cell table:style-name="Table36.B2" office:value-type="string">
            <text:p text:style-name="P28">Virheellinen tuloste</text:p>
          </table:table-cell>
        </table:table-row>
        <table:table-row>
          <table:table-cell table:style-name="Table36.A2" office:value-type="string">
            <text:p text:style-name="P28">Muu kuin numero: E</text:p>
          </table:table-cell>
          <table:table-cell table:style-name="Table36.B2" office:value-type="string">
            <text:p text:style-name="P28">Virheellinen tuloste</text:p>
          </table:table-cell>
        </table:table-row>
        <table:table-row>
          <table:table-cell table:style-name="Table36.A2" office:value-type="string">
            <text:p text:style-name="P28">Välit eri lailla: 4,5, 4, <text:s text:c="2"/>3, <text:s/>2</text:p>
          </table:table-cell>
          <table:table-cell table:style-name="Table36.B2" office:value-type="string">
            <text:p text:style-name="P28">HYV</text:p>
          </table:table-cell>
        </table:table-row>
        <table:table-row>
          <table:table-cell table:style-name="Table36.A2" office:value-type="string">
            <text:p text:style-name="P28">Oikea: 3, 5, 7</text:p>
          </table:table-cell>
          <table:table-cell table:style-name="Table36.B2" office:value-type="string">
            <text:p text:style-name="P28">HYV</text:p>
          </table:table-cell>
        </table:table-row>
        <table:table-row>
          <table:table-cell table:style-name="Table36.A2" office:value-type="string">
            <text:p text:style-name="P28">Eri määrä syötteitä Outputs ja Secret Outputs</text:p>
          </table:table-cell>
          <table:table-cell table:style-name="Table36.B2" office:value-type="string">
            <text:p text:style-name="P28">HYV</text:p>
          </table:table-cell>
        </table:table-row>
      </table:table>
      <text:p text:style-name="Text_20_body"/>
      <text:p text:style-name="P27">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table-header-rows>
          <table:table-row>
            <table:table-cell table:style-name="Table37.A1" office:value-type="string">
              <text:p text:style-name="Table_20_Heading">Syöte</text:p>
            </table:table-cell>
            <table:table-cell table:style-name="Table37.B1" office:value-type="string">
              <text:p text:style-name="Table_20_Heading">Toivottu tulos</text:p>
            </table:table-cell>
          </table:table-row>
        </table:table-header-rows>
        <table:table-row>
          <table:table-cell table:style-name="Table37.A2" office:value-type="string">
            <text:p text:style-name="P28">Oletusarvo:tyhjä</text:p>
          </table:table-cell>
          <table:table-cell table:style-name="Table37.B2" office:value-type="string">
            <text:p text:style-name="P28">HYV, ei määritellä arvoa</text:p>
          </table:table-cell>
        </table:table-row>
        <table:table-row>
          <table:table-cell table:style-name="Table37.A2" office:value-type="string">
            <text:p text:style-name="P28">Muu kuin numero, -, r, &amp;</text:p>
          </table:table-cell>
          <table:table-cell table:style-name="Table37.B2" office:value-type="string">
            <text:p text:style-name="P28">Virheellinen kriteerin arvo</text:p>
          </table:table-cell>
        </table:table-row>
        <table:table-row>
          <table:table-cell table:style-name="Table37.A2" office:value-type="string">
            <text:p text:style-name="P28">Oikea: 43</text:p>
          </table:table-cell>
          <table:table-cell table:style-name="Table37.B2" office:value-type="string">
            <text:p text:style-name="P28">HYV</text:p>
          </table:table-cell>
        </table:table-row>
        <table:table-row>
          <table:table-cell table:style-name="Table37.A2" office:value-type="string">
            <text:p text:style-name="P28">Numeron jälkeen jotain: 4TT</text:p>
          </table:table-cell>
          <table:table-cell table:style-name="Table37.B2" office:value-type="string">
            <text:p text:style-name="P28">Virheellinen kriteerin arvo</text:p>
          </table:table-cell>
        </table:table-row>
        <table:table-row>
          <table:table-cell table:style-name="Table37.A2" office:value-type="string">
            <text:p text:style-name="P28">Negatiivinen: -4</text:p>
          </table:table-cell>
          <table:table-cell table:style-name="Table37.B2" office:value-type="string">
            <text:p text:style-name="P28">Virheellinen kriteerin arvo</text:p>
          </table:table-cell>
        </table:table-row>
        <table:table-row>
          <table:table-cell table:style-name="Table37.A2" office:value-type="string">
            <text:p text:style-name="P28">Nolla: 0</text:p>
          </table:table-cell>
          <table:table-cell table:style-name="Table37.B2" office:value-type="string">
            <text:p text:style-name="P28">HYV</text:p>
          </table:table-cell>
        </table:table-row>
      </table:table>
      <text:p text:style-name="P27"/>
      <text:p text:style-name="P27">Tekstikenttä: Max commands allowed</text:p>
      <table:table table:name="Table38" table:style-name="Table38">
        <table:table-column table:style-name="Table38.A"/>
        <table:table-column table:style-name="Table38.B"/>
        <table:table-header-rows>
          <table:table-row>
            <table:table-cell table:style-name="Table38.A1" office:value-type="string">
              <text:p text:style-name="Table_20_Heading">Syöte</text:p>
            </table:table-cell>
            <table:table-cell table:style-name="Table38.B1" office:value-type="string">
              <text:p text:style-name="Table_20_Heading">Toivottu tulos</text:p>
            </table:table-cell>
          </table:table-row>
        </table:table-header-rows>
        <table:table-row>
          <table:table-cell table:style-name="Table38.A2" office:value-type="string">
            <text:p text:style-name="P28">Oletusarvo:10 000</text:p>
          </table:table-cell>
          <table:table-cell table:style-name="Table38.B2" office:value-type="string">
            <text:p text:style-name="P28">HYV</text:p>
          </table:table-cell>
        </table:table-row>
        <table:table-row>
          <table:table-cell table:style-name="Table38.A2" office:value-type="string">
            <text:p text:style-name="P28">Muu kuin numero: :, r, &amp;</text:p>
          </table:table-cell>
          <table:table-cell table:style-name="Table38.B2" office:value-type="string">
            <text:p text:style-name="P28">Virheellinen arvo</text:p>
          </table:table-cell>
        </table:table-row>
        <table:table-row>
          <table:table-cell table:style-name="Table38.A2" office:value-type="string">
            <text:p text:style-name="P28">Oikea: 43</text:p>
          </table:table-cell>
          <table:table-cell table:style-name="Table38.B2" office:value-type="string">
            <text:p text:style-name="P28">HYV</text:p>
          </table:table-cell>
        </table:table-row>
        <table:table-row>
          <table:table-cell table:style-name="Table38.A2" office:value-type="string">
            <text:p text:style-name="P28">Numeron jälkeen jotain: 4TT</text:p>
          </table:table-cell>
          <table:table-cell table:style-name="Table38.B2" office:value-type="string">
            <text:p text:style-name="P28">Virheellinen arvo</text:p>
          </table:table-cell>
        </table:table-row>
        <table:table-row>
          <table:table-cell table:style-name="Table38.A2" office:value-type="string">
            <text:p text:style-name="P28">Negatiivinen: -4</text:p>
          </table:table-cell>
          <table:table-cell table:style-name="Table38.B2" office:value-type="string">
            <text:p text:style-name="P28">Virheellinen arvo</text:p>
          </table:table-cell>
        </table:table-row>
        <table:table-row>
          <table:table-cell table:style-name="Table38.A2" office:value-type="string">
            <text:p text:style-name="P28">Nolla: 0</text:p>
          </table:table-cell>
          <table:table-cell table:style-name="Table38.B2" office:value-type="string">
            <text:p text:style-name="P28">Virheellinen arvo</text:p>
          </table:table-cell>
        </table:table-row>
        <table:table-row>
          <table:table-cell table:style-name="Table38.A2" office:value-type="string">
            <text:p text:style-name="P28">100 000 tai yli</text:p>
          </table:table-cell>
          <table:table-cell table:style-name="Table38.B2" office:value-type="string">
            <text:p text:style-name="P28">Varoitus, HYV</text:p>
          </table:table-cell>
        </table:table-row>
      </table:table>
      <text:p text:style-name="P27"/>
      <text:p text:style-name="P27">Tekstikentät: Palautekentät kriteereille</text:p>
      <table:table table:name="Table43" table:style-name="Table43">
        <table:table-column table:style-name="Table43.A"/>
        <table:table-column table:style-name="Table43.B"/>
        <table:table-header-rows>
          <table:table-row>
            <table:table-cell table:style-name="Table43.A1" office:value-type="string">
              <text:p text:style-name="Table_20_Heading">Syöte</text:p>
            </table:table-cell>
            <table:table-cell table:style-name="Table43.B1" office:value-type="string">
              <text:p text:style-name="Table_20_Heading">Toivottu tulos</text:p>
            </table:table-cell>
          </table:table-row>
        </table:table-header-rows>
        <table:table-row>
          <table:table-cell table:style-name="Table43.A2" office:value-type="string">
            <text:p text:style-name="P28">Oletusarvo: oletuspalaute</text:p>
          </table:table-cell>
          <table:table-cell table:style-name="Table43.B2" office:value-type="string">
            <text:p text:style-name="P28">HYV</text:p>
          </table:table-cell>
        </table:table-row>
        <table:table-row>
          <table:table-cell table:style-name="Table43.A2" office:value-type="string">
            <text:p text:style-name="P28">Tyhjä</text:p>
          </table:table-cell>
          <table:table-cell table:style-name="Table43.B2" office:value-type="string">
            <text:p text:style-name="P28">HYV, antaa oletuspalautteen</text:p>
          </table:table-cell>
        </table:table-row>
        <table:table-row>
          <table:table-cell table:style-name="Table43.A2" office:value-type="string">
            <text:p text:style-name="P28">Yksi merkki</text:p>
          </table:table-cell>
          <table:table-cell table:style-name="Table43.B2" office:value-type="string">
            <text:p text:style-name="P28">HYV</text:p>
          </table:table-cell>
        </table:table-row>
        <table:table-row table:style-name="Table43.5">
          <table:table-cell table:style-name="Table43.A2" office:value-type="string">
            <text:p text:style-name="P28">Palaute mutta esim rekisterille ei ole annettu arvoa</text:p>
          </table:table-cell>
          <table:table-cell table:style-name="Table43.B2" office:value-type="string">
            <text:p text:style-name="P28">HYV, ei tallenneta kriteeriä</text:p>
          </table:table-cell>
        </table:table-row>
        <table:table-row>
          <table:table-cell table:style-name="Table43.A2" office:value-type="string">
            <text:p text:style-name="P28">Välilyönti</text:p>
          </table:table-cell>
          <table:table-cell table:style-name="Table43.B2" office:value-type="string">
            <text:p text:style-name="P28">HYV, antaa oletuspalautteen</text:p>
          </table:table-cell>
        </table:table-row>
      </table:table>
      <text:p text:style-name="Standard"/>
      <text:p text:style-name="P27">Tekstikentät: Final feedback success/Final feedback failed</text:p>
      <table:table table:name="Table44" table:style-name="Table44">
        <table:table-column table:style-name="Table44.A"/>
        <table:table-column table:style-name="Table44.B"/>
        <table:table-header-rows>
          <table:table-row>
            <table:table-cell table:style-name="Table44.A1" office:value-type="string">
              <text:p text:style-name="Table_20_Heading">Syöte</text:p>
            </table:table-cell>
            <table:table-cell table:style-name="Table44.B1" office:value-type="string">
              <text:p text:style-name="Table_20_Heading">Toivottu tulos</text:p>
            </table:table-cell>
          </table:table-row>
        </table:table-header-rows>
        <table:table-row>
          <table:table-cell table:style-name="Table44.A2" office:value-type="string">
            <text:p text:style-name="P28">Oletusarvo:oletuspalaute</text:p>
          </table:table-cell>
          <table:table-cell table:style-name="Table44.B2" office:value-type="string">
            <text:p text:style-name="P28">HYV</text:p>
          </table:table-cell>
        </table:table-row>
        <table:table-row>
          <table:table-cell table:style-name="Table44.A2" office:value-type="string">
            <text:p text:style-name="P28">Tyhjä</text:p>
          </table:table-cell>
          <table:table-cell table:style-name="Table44.B2" office:value-type="string">
            <text:p text:style-name="P28">HYV, antaa oletuspalautteen</text:p>
          </table:table-cell>
        </table:table-row>
        <table:table-row>
          <table:table-cell table:style-name="Table44.A2" office:value-type="string">
            <text:p text:style-name="P28">Välilyönti</text:p>
          </table:table-cell>
          <table:table-cell table:style-name="Table44.B2" office:value-type="string">
            <text:p text:style-name="P28">HYV, antaa oletuspalautteen</text:p>
          </table:table-cell>
        </table:table-row>
        <table:table-row>
          <table:table-cell table:style-name="Table44.A2" office:value-type="string">
            <text:p text:style-name="P28">Yksi merkki</text:p>
          </table:table-cell>
          <table:table-cell table:style-name="Table44.B2" office:value-type="string">
            <text:p text:style-name="P28">HYV</text:p>
          </table:table-cell>
        </table:table-row>
      </table:table>
      <text:p text:style-name="Standard"/>
      <text:p text:style-name="P27">Dropdownit: Vertailut muuttujien ja rekisterien arvoille</text:p>
      <table:table table:name="Table45" table:style-name="Table45">
        <table:table-column table:style-name="Table45.A"/>
        <table:table-column table:style-name="Table45.B"/>
        <table:table-header-rows>
          <table:table-row>
            <table:table-cell table:style-name="Table45.A1" office:value-type="string">
              <text:p text:style-name="Table_20_Heading">Syöte</text:p>
            </table:table-cell>
            <table:table-cell table:style-name="Table45.B1" office:value-type="string">
              <text:p text:style-name="Table_20_Heading">Toivottu tulos</text:p>
            </table:table-cell>
          </table:table-row>
        </table:table-header-rows>
        <table:table-row>
          <table:table-cell table:style-name="Table45.A2" office:value-type="string">
            <text:p text:style-name="P28">Oletusarvo =</text:p>
          </table:table-cell>
          <table:table-cell table:style-name="Table45.B2" office:value-type="string">
            <text:p text:style-name="P28">HYV</text:p>
          </table:table-cell>
        </table:table-row>
        <table:table-row>
          <table:table-cell table:style-name="Table45.A2" office:value-type="string">
            <text:p text:style-name="P28">Muut, &lt;, &lt;=, &gt;, &gt;=, !=</text:p>
          </table:table-cell>
          <table:table-cell table:style-name="Table45.B2" office:value-type="string">
            <text:p text:style-name="P28">HYV</text:p>
          </table:table-cell>
        </table:table-row>
      </table:table>
      <text:p text:style-name="Standard"/>
      <text:p text:style-name="P27">Painikkeet: Show printable view, hide printable view</text:p>
      <table:table table:name="Table50" table:style-name="Table50">
        <table:table-column table:style-name="Table50.A"/>
        <table:table-column table:style-name="Table50.B"/>
        <table:table-header-rows>
          <table:table-row>
            <table:table-cell table:style-name="Table50.A1" office:value-type="string">
              <text:p text:style-name="Table_20_Heading">Syöte</text:p>
            </table:table-cell>
            <table:table-cell table:style-name="Table50.B1" office:value-type="string">
              <text:p text:style-name="Table_20_Heading">Toivottu tulos</text:p>
            </table:table-cell>
          </table:table-row>
        </table:table-header-rows>
        <table:table-row>
          <table:table-cell table:style-name="Table50.A2" office:value-type="string">
            <text:p text:style-name="P28">Painallus show</text:p>
          </table:table-cell>
          <table:table-cell table:style-name="Table50.B2" office:value-type="string">
            <text:p text:style-name="P28">Poistaa palautteissa muokkausmahdollisuuden ja laatikon</text:p>
          </table:table-cell>
        </table:table-row>
        <table:table-row>
          <table:table-cell table:style-name="Table50.A2" office:value-type="string">
            <text:p text:style-name="P28">Painallus hide</text:p>
          </table:table-cell>
          <table:table-cell table:style-name="Table50.B2" office:value-type="string">
            <text:p text:style-name="P28">Palauttaa laatikot</text:p>
          </table:table-cell>
        </table:table-row>
      </table:table>
      <text:p text:style-name="P30"/>
      <text:p text:style-name="Standard"><text:span text:style-name="T2">Kt4. </text:span><text:span text:style-name="T24">Tehtävän muokkaaminen</text:span></text:p>
      <text:p text:style-name="Standard">Sivu: Tehtävän luontisivu (composer.jsp)</text:p>
      <text:p text:style-name="Standard">Testattavat käyttöliittymäkomponentit:</text:p>
      <text:list text:style-name="L8">
        <text:list-item>
          <text:p text:style-name="P34">Samat mitä tehtävän luonnissa, ei kuitenkaan syytä testata niitä uudestaan. Täytyy kuitenkin katsoa että muutokset tulevat voimaan.</text:p>
        </text:list-item>
      </text:list>
      <text:p text:style-name="P30"/>
      <text:p text:style-name="Standard"><text:span text:style-name="T2">Kt7.</text:span> Raporttien katsominen</text:p>
      <text:p text:style-name="Standard">Sivu: Tilastosivut (statistics.jsp ja searchusers.jsp)</text:p>
      <text:p text:style-name="Standard">Testattavat käyttöliittymäkomponentit:</text:p>
      <text:list text:style-name="L9">
        <text:list-item>
          <text:p text:style-name="P35">tekstikenttä Search users</text:p>
        </text:list-item>
        <text:list-item>
          <text:p text:style-name="P35">painike Search, Remove user</text:p>
        </text:list-item>
      </text:list>
      <text:p text:style-name="Standard"/>
      <text:p text:style-name="P27">Tekstikenttä: Search users</text:p>
      <table:table table:name="Table53" table:style-name="Table53">
        <table:table-column table:style-name="Table53.A"/>
        <table:table-column table:style-name="Table53.B"/>
        <table:table-header-rows>
          <table:table-row>
            <table:table-cell table:style-name="Table53.A1" office:value-type="string">
              <text:p text:style-name="Table_20_Heading">Syöte</text:p>
            </table:table-cell>
            <table:table-cell table:style-name="Table53.B1" office:value-type="string">
              <text:p text:style-name="Table_20_Heading">Toivottu tulos</text:p>
            </table:table-cell>
          </table:table-row>
        </table:table-header-rows>
        <table:table-row>
          <table:table-cell table:style-name="Table53.A2" office:value-type="string">
            <text:p text:style-name="P28">Tyhjä syöte</text:p>
          </table:table-cell>
          <table:table-cell table:style-name="Table53.B2" office:value-type="string">
            <text:p text:style-name="P28">HYV, ei listaa yhtään nimeä</text:p>
          </table:table-cell>
        </table:table-row>
        <table:table-row>
          <table:table-cell table:style-name="Table53.A2" office:value-type="string">
            <text:p text:style-name="P28">välilyöntejä</text:p>
          </table:table-cell>
          <table:table-cell table:style-name="Table53.B2" office:value-type="string">
            <text:p text:style-name="P28">HYV, ei listaa yhtään nimeä</text:p>
          </table:table-cell>
        </table:table-row>
        <table:table-row>
          <table:table-cell table:style-name="Table53.A2" office:value-type="string">
            <text:p text:style-name="P28">1 merkki, esim. p</text:p>
          </table:table-cell>
          <table:table-cell table:style-name="Table53.B2" office:value-type="string">
            <text:p text:style-name="P28">HYV, Listaa kaikki käyttäjät, joissa esiintyy kyseinen merkki</text:p>
          </table:table-cell>
        </table:table-row>
        <table:table-row>
          <table:table-cell table:style-name="Table53.A2" office:value-type="string">
            <text:p text:style-name="P28">Oikea syöte: iina</text:p>
          </table:table-cell>
          <table:table-cell table:style-name="Table53.B2" office:value-type="string">
            <text:p text:style-name="P28">HYV, Listaa kaikki käyttäjät joissa esiintyy kyseinen merkkisarja. Esim. Löytää Tiina Testi</text:p>
          </table:table-cell>
        </table:table-row>
      </table:table>
      <text:p text:style-name="P27"/>
      <text:p text:style-name="P27">Painike: Search</text:p>
      <table:table table:name="Table54" table:style-name="Table54">
        <table:table-column table:style-name="Table54.A"/>
        <table:table-column table:style-name="Table54.B"/>
        <table:table-header-rows>
          <table:table-row>
            <table:table-cell table:style-name="Table54.A1" office:value-type="string">
              <text:p text:style-name="Table_20_Heading">Syöte</text:p>
            </table:table-cell>
            <table:table-cell table:style-name="Table54.B1" office:value-type="string">
              <text:p text:style-name="Table_20_Heading">Toivottu tulos</text:p>
            </table:table-cell>
          </table:table-row>
        </table:table-header-rows>
        <table:table-row>
          <table:table-cell table:style-name="Table54.A2" office:value-type="string">
            <text:p text:style-name="P28">Painallus</text:p>
          </table:table-cell>
          <table:table-cell table:style-name="Table54.B2" office:value-type="string">
            <text:p text:style-name="P28">Näyttää listan käyttäjistä hakuarvojen mukaan</text:p>
          </table:table-cell>
        </table:table-row>
      </table:table>
      <text:p text:style-name="P30"/>
      <text:p text:style-name="P27">Painike: Remove user</text:p>
      <table:table table:name="Table55" table:style-name="Table55">
        <table:table-column table:style-name="Table55.A"/>
        <table:table-column table:style-name="Table55.B"/>
        <table:table-header-rows>
          <table:table-row>
            <table:table-cell table:style-name="Table55.A1" office:value-type="string">
              <text:p text:style-name="Table_20_Heading">Syöte</text:p>
            </table:table-cell>
            <table:table-cell table:style-name="Table55.B1" office:value-type="string">
              <text:p text:style-name="Table_20_Heading">Toivottu tulos</text:p>
            </table:table-cell>
          </table:table-row>
        </table:table-header-rows>
        <table:table-row>
          <table:table-cell table:style-name="Table55.A2" office:value-type="string">
            <text:p text:style-name="P28">Painallus</text:p>
          </table:table-cell>
          <table:table-cell table:style-name="Table55.B2" office:value-type="string">
            <text:p text:style-name="P28">Kysyy varmistuksen poistetaanko käyttäjä. Mikäli valitaan kyllä kyseinen käyttäjä häviää järjestelmästä.</text:p>
          </table:table-cell>
        </table:table-row>
      </table:table>
      <text:h text:style-name="Heading_20_3" text:outline-level="3"/>
      <text:h text:style-name="Heading_20_3" text:outline-level="3">5.2.1 Opiskelijan käyttötapaukset</text:h>
      <text:p text:style-name="Standard"><text:span text:style-name="T2">Kt9.</text:span> järjestelmään rekisteröityminen</text:p>
      <text:p text:style-name="Standard">Sivu: Rekisteröintisivu (signup.jsp)</text:p>
      <text:p text:style-name="Standard">Testattavat käyttöliittymäkomponentit:</text:p>
      <text:list text:style-name="L4">
        <text:list-item text:start-value="1">
          <text:p text:style-name="P26">tekstikentät First name, Last name, Student number, Social security number, E-mail, User name, Password, Password again.</text:p>
        </text:list-item>
        <text:list-item>
          <text:p text:style-name="P26">painike Sign up</text:p>
        </text:list-item>
      </text:list>
      <text:p text:style-name="Standard"/>
      <text:p text:style-name="P27">Tekstikenttä: First name</text:p>
      <table:table table:name="Table13" table:style-name="Table13">
        <table:table-column table:style-name="Table13.A"/>
        <table:table-column table:style-name="Table13.B"/>
        <table:table-header-rows>
          <table:table-row>
            <table:table-cell table:style-name="Table13.A1" office:value-type="string">
              <text:p text:style-name="Table_20_Heading">Syöte</text:p>
            </table:table-cell>
            <table:table-cell table:style-name="Table13.B1" office:value-type="string">
              <text:p text:style-name="Table_20_Heading">Toivottu tulos</text:p>
            </table:table-cell>
          </table:table-row>
        </table:table-header-rows>
        <table:table-row>
          <table:table-cell table:style-name="Table13.A2" office:value-type="string">
            <text:p text:style-name="P28">Oletusarvo: tyhjä</text:p>
          </table:table-cell>
          <table:table-cell table:style-name="Table13.B2" office:value-type="string">
            <text:p text:style-name="P28">'Please enter your first name'</text:p>
          </table:table-cell>
        </table:table-row>
        <table:table-row>
          <table:table-cell table:style-name="Table13.A2" office:value-type="string">
            <text:p text:style-name="P28">Välilyönti tai useita välejä</text:p>
          </table:table-cell>
          <table:table-cell table:style-name="Table13.B2" office:value-type="string">
            <text:p text:style-name="P28">'Please enter your first name'</text:p>
          </table:table-cell>
        </table:table-row>
        <table:table-row>
          <table:table-cell table:style-name="Table13.A2" office:value-type="string">
            <text:p text:style-name="P28">Yksi merkki '3'</text:p>
          </table:table-cell>
          <table:table-cell table:style-name="Table13.B2" office:value-type="string">
            <text:p text:style-name="P28">HYV</text:p>
          </table:table-cell>
        </table:table-row>
        <table:table-row>
          <table:table-cell table:style-name="Table13.A2" office:value-type="string">
            <text:p text:style-name="P28">Yli 40 merkkiä'fdgd...dfgfd'</text:p>
          </table:table-cell>
          <table:table-cell table:style-name="Table13.B2" office:value-type="string">
            <text:p text:style-name="P28">'First name must be 1-40 characters long'</text:p>
          </table:table-cell>
        </table:table-row>
        <table:table-row>
          <table:table-cell table:style-name="Table13.A2" office:value-type="string">
            <text:p text:style-name="P28">Html-koodia &lt;l&gt;Taro&lt;/l&gt;</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Heittomerkkejä “Tarou”</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Et-merkki 'Taro&amp;friends'</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Oikea syöte: Taro</text:p>
          </table:table-cell>
          <table:table-cell table:style-name="Table13.B2" office:value-type="string">
            <text:p text:style-name="P28">HYV</text:p>
          </table:table-cell>
        </table:table-row>
      </table:table>
      <text:p text:style-name="Text_20_body"/>
      <text:p text:style-name="P27">Tekstikenttä: Last name</text:p>
      <table:table table:name="Table15" table:style-name="Table15">
        <table:table-column table:style-name="Table15.A"/>
        <table:table-column table:style-name="Table15.B"/>
        <table:table-header-rows>
          <table:table-row>
            <table:table-cell table:style-name="Table15.A1" office:value-type="string">
              <text:p text:style-name="Table_20_Heading">Syöte</text:p>
            </table:table-cell>
            <table:table-cell table:style-name="Table15.B1" office:value-type="string">
              <text:p text:style-name="Table_20_Heading">Toivottu tulos</text:p>
            </table:table-cell>
          </table:table-row>
        </table:table-header-rows>
        <table:table-row>
          <table:table-cell table:style-name="Table15.A2" office:value-type="string">
            <text:p text:style-name="P28">Oletusarvo: tyhjä</text:p>
          </table:table-cell>
          <table:table-cell table:style-name="Table15.B2" office:value-type="string">
            <text:p text:style-name="P28">'Please enter your last name'</text:p>
          </table:table-cell>
        </table:table-row>
        <table:table-row>
          <table:table-cell table:style-name="Table15.A2" office:value-type="string">
            <text:p text:style-name="P28">Välilyönti tai useita välejä</text:p>
          </table:table-cell>
          <table:table-cell table:style-name="Table15.B2" office:value-type="string">
            <text:p text:style-name="P28">'Please enter your last name'</text:p>
          </table:table-cell>
        </table:table-row>
        <table:table-row>
          <table:table-cell table:style-name="Table15.A2" office:value-type="string">
            <text:p text:style-name="P28">Yksi merkki '3'</text:p>
          </table:table-cell>
          <table:table-cell table:style-name="Table15.B2" office:value-type="string">
            <text:p text:style-name="P28">HYV</text:p>
          </table:table-cell>
        </table:table-row>
        <table:table-row>
          <table:table-cell table:style-name="Table15.A2" office:value-type="string">
            <text:p text:style-name="P28">Yli 40 merkkiä'fdgd...dfgfd'</text:p>
          </table:table-cell>
          <table:table-cell table:style-name="Table15.B2" office:value-type="string">
            <text:p text:style-name="P28">'Last name must be 1-40 characters long'</text:p>
          </table:table-cell>
        </table:table-row>
        <table:table-row>
          <table:table-cell table:style-name="Table15.A2" office:value-type="string">
            <text:p text:style-name="P28">Html-koodia &lt;l&gt;Morimoto&lt;/l&gt;</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Heittomerkkejä “Mori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Et-merkki: 'Mori&amp;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Oikea syöte: Morimoto</text:p>
          </table:table-cell>
          <table:table-cell table:style-name="Table15.B2" office:value-type="string">
            <text:p text:style-name="P28">HYV</text:p>
          </table:table-cell>
        </table:table-row>
      </table:table>
      <text:p text:style-name="Text_20_body"/>
      <text:p text:style-name="P27">Tekstikenttä: Student number</text:p>
      <table:table table:name="Table16" table:style-name="Table16">
        <table:table-column table:style-name="Table16.A"/>
        <table:table-column table:style-name="Table16.B"/>
        <table:table-header-rows>
          <table:table-row>
            <table:table-cell table:style-name="Table16.A1" office:value-type="string">
              <text:p text:style-name="Table_20_Heading">Syöte</text:p>
            </table:table-cell>
            <table:table-cell table:style-name="Table16.B1" office:value-type="string">
              <text:p text:style-name="Table_20_Heading">Toivottu tulos</text:p>
            </table:table-cell>
          </table:table-row>
        </table:table-header-rows>
        <table:table-row>
          <table:table-cell table:style-name="Table16.A2" office:value-type="string">
            <text:p text:style-name="P28">Oletusarvo: tyhjä</text:p>
          </table:table-cell>
          <table:table-cell table:style-name="Table16.B2" office:value-type="string">
            <text:p text:style-name="P28">'Please enter either social security number or student number'</text:p>
          </table:table-cell>
        </table:table-row>
        <table:table-row>
          <table:table-cell table:style-name="Table16.A2" office:value-type="string">
            <text:p text:style-name="P28">Tyhjä mutta social security number hyväksytty</text:p>
          </table:table-cell>
          <table:table-cell table:style-name="Table16.B2" office:value-type="string">
            <text:p text:style-name="P28">HYV</text:p>
          </table:table-cell>
        </table:table-row>
        <table:table-row>
          <table:table-cell table:style-name="Table16.A2" office:value-type="string">
            <text:p text:style-name="P28">Muita kun numeroita: 129as½3u7</text:p>
          </table:table-cell>
          <table:table-cell table:style-name="Table16.B2" office:value-type="string">
            <text:p text:style-name="P28">'invalid student number'</text:p>
          </table:table-cell>
        </table:table-row>
        <table:table-row>
          <table:table-cell table:style-name="Table16.A2" office:value-type="string">
            <text:p text:style-name="P28">Liian lyhyt: 123</text:p>
          </table:table-cell>
          <table:table-cell table:style-name="Table16.B2" office:value-type="string">
            <text:p text:style-name="P28">'student number must be 9 digits'</text:p>
          </table:table-cell>
        </table:table-row>
        <table:table-row>
          <table:table-cell table:style-name="Table16.A2" office:value-type="string">
            <text:p text:style-name="P28">Liian pitkä:99999999999999999</text:p>
          </table:table-cell>
          <table:table-cell table:style-name="Table16.B2" office:value-type="string">
            <text:p text:style-name="P28">'student number must be 9 digits'</text:p>
          </table:table-cell>
        </table:table-row>
        <table:table-row>
          <table:table-cell table:style-name="Table16.A2" office:value-type="string">
            <text:p text:style-name="P28">Oikea: 047839222</text:p>
          </table:table-cell>
          <table:table-cell table:style-name="Table16.B2" office:value-type="string">
            <text:p text:style-name="P28">HYV</text:p>
          </table:table-cell>
        </table:table-row>
      </table:table>
      <text:p text:style-name="Text_20_body"/>
      <text:p text:style-name="P27">Tekstikenttä: Social security number</text:p>
      <table:table table:name="Table17" table:style-name="Table17">
        <table:table-column table:style-name="Table17.A"/>
        <table:table-column table:style-name="Table17.B"/>
        <table:table-header-rows>
          <table:table-row>
            <table:table-cell table:style-name="Table17.A1" office:value-type="string">
              <text:p text:style-name="Table_20_Heading">Syöte</text:p>
            </table:table-cell>
            <table:table-cell table:style-name="Table17.B1" office:value-type="string">
              <text:p text:style-name="Table_20_Heading">Toivottu tulos</text:p>
            </table:table-cell>
          </table:table-row>
        </table:table-header-rows>
        <table:table-row>
          <table:table-cell table:style-name="Table17.A2" office:value-type="string">
            <text:p text:style-name="P28">Oletusarvo: tyhjä</text:p>
          </table:table-cell>
          <table:table-cell table:style-name="Table17.B2" office:value-type="string">
            <text:p text:style-name="P28">'Please enter either social security number or student number'</text:p>
          </table:table-cell>
        </table:table-row>
        <table:table-row>
          <table:table-cell table:style-name="Table17.A2" office:value-type="string">
            <text:p text:style-name="P28">Tyhjä mutta student number hyväksytty</text:p>
          </table:table-cell>
          <table:table-cell table:style-name="Table17.B2" office:value-type="string">
            <text:p text:style-name="P28">HYV</text:p>
          </table:table-cell>
        </table:table-row>
        <table:table-row>
          <table:table-cell table:style-name="Table17.A2" office:value-type="string">
            <text:p text:style-name="P28">Virheellinen muoto 2343-gg-333A</text:p>
          </table:table-cell>
          <table:table-cell table:style-name="Table17.B2" office:value-type="string">
            <text:p text:style-name="P28">'Social security number must be of <text:s/>Finnish format'</text:p>
          </table:table-cell>
        </table:table-row>
        <table:table-row>
          <table:table-cell table:style-name="Table17.A2" office:value-type="string">
            <text:p text:style-name="P28">Oikea muoto: 170287-123C</text:p>
          </table:table-cell>
          <table:table-cell table:style-name="Table17.B2" office:value-type="string">
            <text:p text:style-name="P28">'HYV'</text:p>
          </table:table-cell>
        </table:table-row>
      </table:table>
      <text:p text:style-name="Text_20_body"/>
      <text:p text:style-name="P27">Tekstikenttä: E-mail</text:p>
      <table:table table:name="Table18" table:style-name="Table18">
        <table:table-column table:style-name="Table18.A"/>
        <table:table-column table:style-name="Table18.B"/>
        <table:table-header-rows>
          <table:table-row>
            <table:table-cell table:style-name="Table18.A1" office:value-type="string">
              <text:p text:style-name="Table_20_Heading">Syöte</text:p>
            </table:table-cell>
            <table:table-cell table:style-name="Table18.B1" office:value-type="string">
              <text:p text:style-name="Table_20_Heading">Toivottu tulos</text:p>
            </table:table-cell>
          </table:table-row>
        </table:table-header-rows>
        <table:table-row>
          <table:table-cell table:style-name="Table18.A2" office:value-type="string">
            <text:p text:style-name="P28">Oletusarvo: tyhjä</text:p>
          </table:table-cell>
          <table:table-cell table:style-name="Table18.B2" office:value-type="string">
            <text:p text:style-name="P28">'Please enter your E-mail address'</text:p>
          </table:table-cell>
        </table:table-row>
        <table:table-row>
          <table:table-cell table:style-name="Table18.A2" office:value-type="string">
            <text:p text:style-name="P28">välilyönti</text:p>
          </table:table-cell>
          <table:table-cell table:style-name="Table18.B2" office:value-type="string">
            <text:p text:style-name="P28">'email-address not correct format'</text:p>
          </table:table-cell>
        </table:table-row>
        <table:table-row>
          <table:table-cell table:style-name="Table18.A2" office:value-type="string">
            <text:p text:style-name="P28">Yksi merkki '9'</text:p>
          </table:table-cell>
          <table:table-cell table:style-name="Table18.B2" office:value-type="string">
            <text:p text:style-name="P28">'email-address not correct format'</text:p>
          </table:table-cell>
        </table:table-row>
        <table:table-row>
          <table:table-cell table:style-name="Table18.A2" office:value-type="string">
            <text:p text:style-name="P28">html-koodia: &lt;b&gt;taro.morimoto@cs.helsinki.fi&lt;/b&gt;</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Muita html-erikoismerkkejä: “taro”.mori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Taro.mori&amp;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Oikea syöte: taro.morimoto@cs.helsinki.fi</text:p>
          </table:table-cell>
          <table:table-cell table:style-name="Table18.B2" office:value-type="string">
            <text:p text:style-name="P28">HYV</text:p>
          </table:table-cell>
        </table:table-row>
        <table:table-row>
          <table:table-cell table:style-name="Table18.A2" office:value-type="string">
            <text:p text:style-name="P28">Virheellinen syöte: taro@</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
      <text:p text:style-name="P27"/>
      <text:p text:style-name="P27">Tekstikenttä: User name</text:p>
      <table:table table:name="Table19" table:style-name="Table19">
        <table:table-column table:style-name="Table19.A"/>
        <table:table-column table:style-name="Table19.B"/>
        <table:table-header-rows>
          <table:table-row>
            <table:table-cell table:style-name="Table19.A1" office:value-type="string">
              <text:p text:style-name="Table_20_Heading">Syöte</text:p>
            </table:table-cell>
            <table:table-cell table:style-name="Table19.B1" office:value-type="string">
              <text:p text:style-name="Table_20_Heading">Toivottu tulos</text:p>
            </table:table-cell>
          </table:table-row>
        </table:table-header-rows>
        <table:table-row>
          <table:table-cell table:style-name="Table19.A2" office:value-type="string">
            <text:p text:style-name="P28">Oletusarvo: tyhjä</text:p>
          </table:table-cell>
          <table:table-cell table:style-name="Table19.B2" office:value-type="string">
            <text:p text:style-name="P28">'Please enter your user name'</text:p>
          </table:table-cell>
        </table:table-row>
        <table:table-row>
          <table:table-cell table:style-name="Table19.A2" office:value-type="string">
            <text:p text:style-name="P28">Välilyönti tai useita välejä</text:p>
          </table:table-cell>
          <table:table-cell table:style-name="Table19.B2" office:value-type="string">
            <text:p text:style-name="P28">'Please enter your user name'</text:p>
          </table:table-cell>
        </table:table-row>
        <table:table-row>
          <table:table-cell table:style-name="Table19.A2" office:value-type="string">
            <text:p text:style-name="P28">Nimi joka jo kannassa</text:p>
          </table:table-cell>
          <table:table-cell table:style-name="Table19.B2" office:value-type="string">
            <text:p text:style-name="P28">'Username already in use, please choose another'</text:p>
          </table:table-cell>
        </table:table-row>
        <table:table-row>
          <table:table-cell table:style-name="Table19.A2" office:value-type="string">
            <text:p text:style-name="P28">Alta 3 merkkiä: tm</text:p>
          </table:table-cell>
          <table:table-cell table:style-name="Table19.B2" office:value-type="string">
            <text:p text:style-name="P28">'Username must be 3-20 characters long'</text:p>
          </table:table-cell>
        </table:table-row>
        <table:table-row>
          <table:table-cell table:style-name="Table19.A2" office:value-type="string">
            <text:p text:style-name="P28">2 välilyöntiä, 1 merkki: ' <text:s/>t'</text:p>
          </table:table-cell>
          <table:table-cell table:style-name="Table19.B2" office:value-type="string">
            <text:p text:style-name="P28">'Username must be 3-20 characters long'</text:p>
          </table:table-cell>
        </table:table-row>
        <table:table-row>
          <table:table-cell table:style-name="Table19.A2" office:value-type="string">
            <text:p text:style-name="P28">Yli 20 merkkiä</text:p>
          </table:table-cell>
          <table:table-cell table:style-name="Table19.B2" office:value-type="string">
            <text:p text:style-name="P28">'Username must be 3-20 characters long'</text:p>
          </table:table-cell>
        </table:table-row>
        <table:table-row>
          <table:table-cell table:style-name="Table19.A2" office:value-type="string">
            <text:p text:style-name="P28">Välilyöntejä alussa tai lopussa, merkkejä alle 3-20</text:p>
          </table:table-cell>
          <table:table-cell table:style-name="Table19.B2" office:value-type="string">
            <text:p text:style-name="P28">HYV</text:p>
          </table:table-cell>
        </table:table-row>
        <table:table-row>
          <table:table-cell table:style-name="Table19.A2" office:value-type="string">
            <text:p text:style-name="P28">Välilyönti nimen keskellä</text:p>
          </table:table-cell>
          <table:table-cell table:style-name="Table19.B2" office:value-type="string">
            <text:p text:style-name="P28">'Invalid user name'</text:p>
          </table:table-cell>
        </table:table-row>
        <table:table-row>
          <table:table-cell table:style-name="Table19.A2" office:value-type="string">
            <text:p text:style-name="P28">Oikea:ninja</text:p>
          </table:table-cell>
          <table:table-cell table:style-name="Table19.B2" office:value-type="string">
            <text:p text:style-name="P28">HYV</text:p>
          </table:table-cell>
        </table:table-row>
      </table:table>
      <text:p text:style-name="P27"/>
      <text:p text:style-name="P27">Tekstikentät: Password ja Password again</text:p>
      <table:table table:name="Table20" table:style-name="Table20">
        <table:table-column table:style-name="Table20.A"/>
        <table:table-column table:style-name="Table20.B"/>
        <table:table-header-rows>
          <table:table-row>
            <table:table-cell table:style-name="Table20.A1" office:value-type="string">
              <text:p text:style-name="Table_20_Heading">Syöte</text:p>
            </table:table-cell>
            <table:table-cell table:style-name="Table20.B1" office:value-type="string">
              <text:p text:style-name="Table_20_Heading">Toivottu tulos</text:p>
            </table:table-cell>
          </table:table-row>
        </table:table-header-rows>
        <table:table-row>
          <table:table-cell table:style-name="Table20.A2" office:value-type="string">
            <text:p text:style-name="P28">Password tyhjä</text:p>
          </table:table-cell>
          <table:table-cell table:style-name="Table20.B2" office:value-type="string">
            <text:p text:style-name="P28">'Please enter your password'</text:p>
          </table:table-cell>
        </table:table-row>
        <table:table-row>
          <table:table-cell table:style-name="Table20.A2" office:value-type="string">
            <text:p text:style-name="P28">Password again tyhjä</text:p>
          </table:table-cell>
          <table:table-cell table:style-name="Table20.B2" office:value-type="string">
            <text:p text:style-name="P28">'Please repeat your password'</text:p>
          </table:table-cell>
        </table:table-row>
        <table:table-row>
          <table:table-cell table:style-name="Table20.A2" office:value-type="string">
            <text:p text:style-name="P28">Välilyönti salasanan keskellä</text:p>
          </table:table-cell>
          <table:table-cell table:style-name="Table20.B2" office:value-type="string">
            <text:p text:style-name="P28">'invalid password'</text:p>
          </table:table-cell>
        </table:table-row>
        <table:table-row>
          <table:table-cell table:style-name="Table20.A2" office:value-type="string">
            <text:p text:style-name="P28">Password ja password again eivät samat</text:p>
          </table:table-cell>
          <table:table-cell table:style-name="Table20.B2" office:value-type="string">
            <text:p text:style-name="P28">'invalid password'</text:p>
          </table:table-cell>
        </table:table-row>
        <table:table-row>
          <table:table-cell table:style-name="Table20.A2" office:value-type="string">
            <text:p text:style-name="P28">Password ja password again täsmäävät hyväksytyllä salasanalla</text:p>
          </table:table-cell>
          <table:table-cell table:style-name="Table20.B2" office:value-type="string">
            <text:p text:style-name="P28">HYV</text:p>
          </table:table-cell>
        </table:table-row>
        <table:table-row>
          <table:table-cell table:style-name="Table20.A2" office:value-type="string">
            <text:p text:style-name="P28">Alle 6 merkkiä: passu</text:p>
          </table:table-cell>
          <table:table-cell table:style-name="Table20.B2" office:value-type="string">
            <text:p text:style-name="P28">'Password must be 6-12 characters long'</text:p>
          </table:table-cell>
        </table:table-row>
        <table:table-row>
          <table:table-cell table:style-name="Table20.A2" office:value-type="string">
            <text:p text:style-name="P28">Yli 12 merkkiä: password12345</text:p>
          </table:table-cell>
          <table:table-cell table:style-name="Table20.B2" office:value-type="string">
            <text:p text:style-name="P28">'Password must be 6-12 characters long'</text:p>
          </table:table-cell>
        </table:table-row>
        <table:table-row>
          <table:table-cell table:style-name="Table20.A2" office:value-type="string">
            <text:p text:style-name="P28">Välilyöntejä alussa tai lopussa</text:p>
          </table:table-cell>
          <table:table-cell table:style-name="Table20.B2" office:value-type="string">
            <text:p text:style-name="P28">'invalid password'</text:p>
          </table:table-cell>
        </table:table-row>
        <table:table-row>
          <table:table-cell table:style-name="Table20.A2" office:value-type="string">
            <text:p text:style-name="P28">Välilyönti tai useita välilyöntejä</text:p>
          </table:table-cell>
          <table:table-cell table:style-name="Table20.B2" office:value-type="string">
            <text:p text:style-name="P28">'invalid password'</text:p>
          </table:table-cell>
        </table:table-row>
        <table:table-row>
          <table:table-cell table:style-name="Table20.A2" office:value-type="string">
            <text:p text:style-name="P28">Html-koodia '&lt;p&gt;ss&lt;/p&gt;'</text:p>
          </table:table-cell>
          <table:table-cell table:style-name="Table20.B2" office:value-type="string">
            <text:p text:style-name="P28">HYV</text:p>
          </table:table-cell>
        </table:table-row>
        <table:table-row>
          <table:table-cell table:style-name="Table20.A2" office:value-type="string">
            <text:p text:style-name="P28">Oikea syöte: passun1</text:p>
          </table:table-cell>
          <table:table-cell table:style-name="Table20.B2" office:value-type="string">
            <text:p text:style-name="P28">HYV</text:p>
          </table:table-cell>
        </table:table-row>
      </table:table>
      <text:p text:style-name="P27"/>
      <text:p text:style-name="P27">Painike: Sign up</text:p>
      <table:table table:name="Table14" table:style-name="Table14">
        <table:table-column table:style-name="Table14.A"/>
        <table:table-column table:style-name="Table14.B"/>
        <table:table-header-rows>
          <table:table-row>
            <table:table-cell table:style-name="Table14.A1" office:value-type="string">
              <text:p text:style-name="P29">Syöte</text:p>
            </table:table-cell>
            <table:table-cell table:style-name="Table14.B1" office:value-type="string">
              <text:p text:style-name="Table_20_Heading">Toivottu tulos</text:p>
            </table:table-cell>
          </table:table-row>
        </table:table-header-rows>
        <table:table-row>
          <table:table-cell table:style-name="Table14.A2" office:value-type="string">
            <text:p text:style-name="P28">Painallus</text:p>
          </table:table-cell>
          <table:table-cell table:style-name="Table14.B2" office:value-type="string">
            <text:p text:style-name="P28">Järjestelmä siirtää käyttäjän kirjautumissivulle</text:p>
          </table:table-cell>
        </table:table-row>
      </table:table>
      <text:p text:style-name="Text_20_body"/>
      <text:p text:style-name="Standard"><text:span text:style-name="T2">Kt10.</text:span> järjestelmään kirjautuminen</text:p>
      <text:p text:style-name="Standard">Sivu: Aloitussivu (login.jsp)</text:p>
      <text:p text:style-name="Standard">Testattavat käyttöliittymäkomponentit:</text:p>
      <text:list text:style-name="L4">
        <text:list-item text:start-value="1">
          <text:p text:style-name="P26">tekstikentät Username, Password</text:p>
        </text:list-item>
        <text:list-item>
          <text:p text:style-name="P26">dropdown valikko Course, Language</text:p>
        </text:list-item>
        <text:list-item>
          <text:p text:style-name="P26">painike Sign in, Sign up</text:p>
        </text:list-item>
      </text:list>
      <text:p text:style-name="Standard"/>
      <text:p text:style-name="P27">Tekstikentät: Username ja Password</text:p>
      <table:table table:name="Table12" table:style-name="Table12">
        <table:table-column table:style-name="Table12.A"/>
        <table:table-column table:style-name="Table12.B"/>
        <table:table-header-rows>
          <table:table-row>
            <table:table-cell table:style-name="Table12.A1" office:value-type="string">
              <text:p text:style-name="Table_20_Heading">Syöte</text:p>
            </table:table-cell>
            <table:table-cell table:style-name="Table12.B1" office:value-type="string">
              <text:p text:style-name="Table_20_Heading">Toivottu tulos</text:p>
            </table:table-cell>
          </table:table-row>
        </table:table-header-rows>
        <table:table-row>
          <table:table-cell table:style-name="Table12.A2" office:value-type="string">
            <text:p text:style-name="P28">Oletusarvo: molemmat tyhjiä</text:p>
          </table:table-cell>
          <table:table-cell table:style-name="Table12.B2" office:value-type="string">
            <text:p text:style-name="P28">'User name or password incorrect'</text:p>
          </table:table-cell>
        </table:table-row>
        <table:table-row>
          <table:table-cell table:style-name="Table12.A2" office:value-type="string">
            <text:p text:style-name="P28">Toinen tyhjä</text:p>
          </table:table-cell>
          <table:table-cell table:style-name="Table12.B2" office:value-type="string">
            <text:p text:style-name="P28">'User name or password incorrect'</text:p>
          </table:table-cell>
        </table:table-row>
        <table:table-row>
          <table:table-cell table:style-name="Table12.A2" office:value-type="string">
            <text:p text:style-name="P28">Väärä syöte: Tarou xxyyzz</text:p>
          </table:table-cell>
          <table:table-cell table:style-name="Table12.B2" office:value-type="string">
            <text:p text:style-name="P28">''User name or password incorrect'</text:p>
          </table:table-cell>
        </table:table-row>
        <table:table-row>
          <table:table-cell table:style-name="Table12.A2" office:value-type="string">
            <text:p text:style-name="P28">Väärä salasana:Taro xxyzzz</text:p>
          </table:table-cell>
          <table:table-cell table:style-name="Table12.B2" office:value-type="string">
            <text:p text:style-name="P28">''User name or password incorrect'</text:p>
          </table:table-cell>
        </table:table-row>
        <table:table-row>
          <table:table-cell table:style-name="Table12.A2" office:value-type="string">
            <text:p text:style-name="P28">Oikea syöte: Taro xxyyzz</text:p>
          </table:table-cell>
          <table:table-cell table:style-name="Table12.B2" office:value-type="string">
            <text:p text:style-name="P28">HYV</text:p>
          </table:table-cell>
        </table:table-row>
      </table:table>
      <text:p text:style-name="Text_20_body"/>
      <text:p text:style-name="P27">Dropdown: Course</text:p>
      <table:table table:name="Table10" table:style-name="Table10">
        <table:table-column table:style-name="Table10.A"/>
        <table:table-column table:style-name="Table10.B"/>
        <table:table-header-rows>
          <table:table-row>
            <table:table-cell table:style-name="Table10.A1" office:value-type="string">
              <text:p text:style-name="P29">Syöte</text:p>
            </table:table-cell>
            <table:table-cell table:style-name="Table10.B1" office:value-type="string">
              <text:p text:style-name="Table_20_Heading">Toivottu tulos</text:p>
            </table:table-cell>
          </table:table-row>
        </table:table-header-rows>
        <table:table-row>
          <table:table-cell table:style-name="Table10.A2" office:value-type="string">
            <text:p text:style-name="P28">Selaaminen</text:p>
          </table:table-cell>
          <table:table-cell table:style-name="Table10.B2" office:value-type="string">
            <text:p text:style-name="P28">Näyttää kaikki järjestelmän kurssit</text:p>
          </table:table-cell>
        </table:table-row>
      </table:table>
      <text:p text:style-name="Text_20_body"/>
      <text:p text:style-name="P27">Painike: Sign in</text:p>
      <table:table table:name="Table9" table:style-name="Table9">
        <table:table-column table:style-name="Table9.A"/>
        <table:table-column table:style-name="Table9.B"/>
        <table:table-header-rows>
          <table:table-row>
            <table:table-cell table:style-name="Table9.A1" office:value-type="string">
              <text:p text:style-name="P29">Syöte</text:p>
            </table:table-cell>
            <table:table-cell table:style-name="Table9.B1" office:value-type="string">
              <text:p text:style-name="Table_20_Heading">Toivottu tulos</text:p>
            </table:table-cell>
          </table:table-row>
        </table:table-header-rows>
        <table:table-row>
          <table:table-cell table:style-name="Table9.A2" office:value-type="string">
            <text:p text:style-name="P28">Painallus</text:p>
          </table:table-cell>
          <table:table-cell table:style-name="Table9.B2" office:value-type="string">
            <text:p text:style-name="P28">Järjestelmä siirtää käyttäjän dropdownissa valitun kurssin tehtävien selaussivulle</text:p>
          </table:table-cell>
        </table:table-row>
      </table:table>
      <text:p text:style-name="Standard"/>
      <text:p text:style-name="P27">Painike: Sign up</text:p>
      <table:table table:name="Table11" table:style-name="Table11">
        <table:table-column table:style-name="Table11.A"/>
        <table:table-column table:style-name="Table11.B"/>
        <table:table-header-rows>
          <table:table-row>
            <table:table-cell table:style-name="Table11.A1" office:value-type="string">
              <text:p text:style-name="P29">Syöte</text:p>
            </table:table-cell>
            <table:table-cell table:style-name="Table11.B1" office:value-type="string">
              <text:p text:style-name="Table_20_Heading">Toivottu tulos</text:p>
            </table:table-cell>
          </table:table-row>
        </table:table-header-rows>
        <table:table-row>
          <table:table-cell table:style-name="Table11.A2" office:value-type="string">
            <text:p text:style-name="P28">Painallus</text:p>
          </table:table-cell>
          <table:table-cell table:style-name="Table11.B2" office:value-type="string">
            <text:p text:style-name="P28">Siirtää käyttäjän tunnuksenluontisivulle</text:p>
          </table:table-cell>
        </table:table-row>
      </table:table>
      <text:p text:style-name="P30"/>
      <text:p text:style-name="Standard"><text:span text:style-name="T2">Kt11.</text:span> Tehtävien katselu</text:p>
      <text:p text:style-name="Standard">Sivu: Tehtäväsivu (studentTaskList.jsp)</text:p>
      <text:p text:style-name="Standard">Testattavat käyttöliittymäkomponentit:</text:p>
      <text:list text:style-name="L10">
        <text:list-item>
          <text:p text:style-name="P36">painikkeet Log off (<text:span text:style-name="T2">kt13</text:span>), <text:s/>Do task</text:p>
        </text:list-item>
      </text:list>
      <text:p text:style-name="Standard"/>
      <text:p text:style-name="P27">Painike: Log off</text:p>
      <table:table table:name="Table39" table:style-name="Table39">
        <table:table-column table:style-name="Table39.A"/>
        <table:table-column table:style-name="Table39.B"/>
        <table:table-header-rows>
          <table:table-row>
            <table:table-cell table:style-name="Table39.A1" office:value-type="string">
              <text:p text:style-name="Table_20_Heading">Syöte</text:p>
            </table:table-cell>
            <table:table-cell table:style-name="Table39.B1" office:value-type="string">
              <text:p text:style-name="Table_20_Heading">Toivottu tulos</text:p>
            </table:table-cell>
          </table:table-row>
        </table:table-header-rows>
        <table:table-row>
          <table:table-cell table:style-name="Table39.A2" office:value-type="string">
            <text:p text:style-name="P28">painallus</text:p>
          </table:table-cell>
          <table:table-cell table:style-name="Table39.B2" office:value-type="string">
            <text:p text:style-name="P28">Käyttäjä kirjautuu ulos järjestelmästä, siirtyy kirjautumissivulle</text:p>
          </table:table-cell>
        </table:table-row>
      </table:table>
      <text:p text:style-name="Text_20_body"/>
      <text:p text:style-name="P27">Painike: Do task</text:p>
      <table:table table:name="Table40" table:style-name="Table40">
        <table:table-column table:style-name="Table40.A"/>
        <table:table-column table:style-name="Table40.B"/>
        <table:table-header-rows>
          <table:table-row>
            <table:table-cell table:style-name="Table40.A1" office:value-type="string">
              <text:p text:style-name="Table_20_Heading">Syöte</text:p>
            </table:table-cell>
            <table:table-cell table:style-name="Table40.B1" office:value-type="string">
              <text:p text:style-name="Table_20_Heading">Toivottu tulos</text:p>
            </table:table-cell>
          </table:table-row>
        </table:table-header-rows>
        <table:table-row>
          <table:table-cell table:style-name="Table40.A2" office:value-type="string">
            <text:p text:style-name="P28">painallus</text:p>
          </table:table-cell>
          <table:table-cell table:style-name="Table40.B2" office:value-type="string">
            <text:p text:style-name="P28">Käyttäjä siirtyy valitun tehtävän tehtävänratkaisusivulle</text:p>
          </table:table-cell>
        </table:table-row>
      </table:table>
      <text:p text:style-name="Text_20_body"/>
      <text:p text:style-name="Standard"><text:span text:style-name="T2">Kt12.</text:span> Tehtävien ratkaiseminen</text:p>
      <text:p text:style-name="Standard">Sivu: Tehtäväsivu (answer_task.jsp)</text:p>
      <text:p text:style-name="Standard">Testattavat käyttöliittymäkomponentit:</text:p>
      <text:list text:style-name="L11">
        <text:list-item>
          <text:p text:style-name="P37">tekstikentät Simulator input, Program code</text:p>
        </text:list-item>
        <text:list-item>
          <text:p text:style-name="P37">Painikkeet Execute, Titokone report</text:p>
        </text:list-item>
      </text:list>
      <text:p text:style-name="Standard">Lisäksi testataan tehtävien ratkaisemista erilaisilla tehtävillä, ja katsotaan tarkastaako ohjelma tehtävän oikein. Testatut tehtävät kirjataan testausraporttiin.</text:p>
      <text:p text:style-name="Standard"/>
      <text:p text:style-name="P30">Painke: Simulator input</text:p>
      <table:table table:name="Table42" table:style-name="Table42">
        <table:table-column table:style-name="Table42.A"/>
        <table:table-column table:style-name="Table42.B"/>
        <table:table-header-rows>
          <table:table-row>
            <table:table-cell table:style-name="Table42.A1" office:value-type="string">
              <text:p text:style-name="Table_20_Heading">Syöte</text:p>
            </table:table-cell>
            <table:table-cell table:style-name="Table42.B1" office:value-type="string">
              <text:p text:style-name="Table_20_Heading">Toivottu tulos</text:p>
            </table:table-cell>
          </table:table-row>
        </table:table-header-rows>
        <table:table-row>
          <table:table-cell table:style-name="Table42.A2" office:value-type="string">
            <text:p text:style-name="P28">Oletusarvo: tyhjä tai valmis syöte</text:p>
          </table:table-cell>
          <table:table-cell table:style-name="Table42.B2" office:value-type="string">
            <text:p text:style-name="P28">HYV, mikäli kelpaa vastauksekseen</text:p>
          </table:table-cell>
        </table:table-row>
        <table:table-row>
          <table:table-cell table:style-name="Table42.A2" office:value-type="string">
            <text:p text:style-name="P28">välilyönti</text:p>
          </table:table-cell>
          <table:table-cell table:style-name="Table42.B2" office:value-type="string">
            <text:p text:style-name="P28">HYV, sama mitä tyhjä</text:p>
          </table:table-cell>
        </table:table-row>
        <table:table-row>
          <table:table-cell table:style-name="Table42.A2" office:value-type="string">
            <text:p text:style-name="P28">Liian vähän syötteitä: esim. tehtävässä 3 syötettä, vain 2 annetaan.</text:p>
          </table:table-cell>
          <table:table-cell table:style-name="Table42.B2" office:value-type="string">
            <text:p text:style-name="P28">Virheellinen syöte</text:p>
          </table:table-cell>
        </table:table-row>
        <table:table-row>
          <table:table-cell table:style-name="Table42.A2" office:value-type="string">
            <text:p text:style-name="P28">Liian paljon syötteitä</text:p>
          </table:table-cell>
          <table:table-cell table:style-name="Table42.B2" office:value-type="string">
            <text:p text:style-name="P28">HYV, otetaan vain ensimmäiset</text:p>
          </table:table-cell>
        </table:table-row>
        <table:table-row>
          <table:table-cell table:style-name="Table42.A2" office:value-type="string">
            <text:p text:style-name="P28">Monta, mutta väärin, 4.4.3 3 5</text:p>
          </table:table-cell>
          <table:table-cell table:style-name="Table42.B2" office:value-type="string">
            <text:p text:style-name="P28">Virheellinen syöte</text:p>
          </table:table-cell>
        </table:table-row>
        <table:table-row>
          <table:table-cell table:style-name="Table42.A2" office:value-type="string">
            <text:p text:style-name="P28">Muu kuin numero: E</text:p>
          </table:table-cell>
          <table:table-cell table:style-name="Table42.B2" office:value-type="string">
            <text:p text:style-name="P28">Virheellinen syöte</text:p>
          </table:table-cell>
        </table:table-row>
        <table:table-row>
          <table:table-cell table:style-name="Table42.A2" office:value-type="string">
            <text:p text:style-name="P28">Välit eri lailla: 4,5, -4, <text:s text:c="2"/>3, <text:s/>-2</text:p>
          </table:table-cell>
          <table:table-cell table:style-name="Table42.B2" office:value-type="string">
            <text:p text:style-name="P28">HYV</text:p>
          </table:table-cell>
        </table:table-row>
        <table:table-row>
          <table:table-cell table:style-name="Table42.A2" office:value-type="string">
            <text:p text:style-name="P28">Oikea: 3, -5, 7</text:p>
          </table:table-cell>
          <table:table-cell table:style-name="Table42.B2" office:value-type="string">
            <text:p text:style-name="P28">HYV</text:p>
          </table:table-cell>
        </table:table-row>
      </table:table>
      <text:p text:style-name="Text_20_body"/>
      <text:p text:style-name="P27">Tekstikenttä: Program code</text:p>
      <table:table table:name="Table46" table:style-name="Table46">
        <table:table-column table:style-name="Table46.A"/>
        <table:table-column table:style-name="Table46.B"/>
        <table:table-header-rows>
          <table:table-row>
            <table:table-cell table:style-name="Table46.A1" office:value-type="string">
              <text:p text:style-name="Table_20_Heading">Syöte</text:p>
            </table:table-cell>
            <table:table-cell table:style-name="Table46.B1" office:value-type="string">
              <text:p text:style-name="Table_20_Heading">Toivottu tulos</text:p>
            </table:table-cell>
          </table:table-row>
        </table:table-header-rows>
        <table:table-row>
          <table:table-cell table:style-name="Table46.A2" office:value-type="string">
            <text:p text:style-name="P28">Oikeeelista koodia</text:p>
          </table:table-cell>
          <table:table-cell table:style-name="Table46.B2" office:value-type="string">
            <text:p text:style-name="P28">HYV</text:p>
          </table:table-cell>
        </table:table-row>
        <table:table-row>
          <table:table-cell table:style-name="Table46.A2" office:value-type="string">
            <text:p text:style-name="P28">Koodissa virhe</text:p>
          </table:table-cell>
          <table:table-cell table:style-name="Table46.B2" office:value-type="string">
            <text:p text:style-name="P28">Virheellinen koodi</text:p>
          </table:table-cell>
        </table:table-row>
      </table:table>
      <text:p text:style-name="P27"/>
      <text:p text:style-name="P27">Tekstikenttä: Program code</text:p>
      <table:table table:name="Table47" table:style-name="Table47">
        <table:table-column table:style-name="Table47.A"/>
        <table:table-column table:style-name="Table47.B"/>
        <table:table-header-rows>
          <table:table-row>
            <table:table-cell table:style-name="Table47.A1" office:value-type="string">
              <text:p text:style-name="Table_20_Heading">Syöte</text:p>
            </table:table-cell>
            <table:table-cell table:style-name="Table47.B1" office:value-type="string">
              <text:p text:style-name="Table_20_Heading">Toivottu tulos</text:p>
            </table:table-cell>
          </table:table-row>
        </table:table-header-rows>
        <table:table-row>
          <table:table-cell table:style-name="Table47.A2" office:value-type="string">
            <text:p text:style-name="P28">Oikeaa koodia, suorittaa tehtävän oikein</text:p>
          </table:table-cell>
          <table:table-cell table:style-name="Table47.B2" office:value-type="string">
            <text:p text:style-name="P28">HYV</text:p>
          </table:table-cell>
        </table:table-row>
        <table:table-row>
          <table:table-cell table:style-name="Table47.A2" office:value-type="string">
            <text:p text:style-name="P28">Oikeaa koodia, ei suorita tehtävää</text:p>
          </table:table-cell>
          <table:table-cell table:style-name="Table47.B2" office:value-type="string">
            <text:p text:style-name="P28">Ei toteuta kriteerejä</text:p>
          </table:table-cell>
        </table:table-row>
        <table:table-row>
          <table:table-cell table:style-name="Table47.A2" office:value-type="string">
            <text:p text:style-name="P28">Koodissa virhe</text:p>
          </table:table-cell>
          <table:table-cell table:style-name="Table47.B2" office:value-type="string">
            <text:p text:style-name="P28">Virheellinen koodi</text:p>
          </table:table-cell>
        </table:table-row>
      </table:table>
      <text:p text:style-name="P27"/>
      <text:p text:style-name="P27">Painike: Execute</text:p>
      <table:table table:name="Table48" table:style-name="Table48">
        <table:table-column table:style-name="Table48.A"/>
        <table:table-column table:style-name="Table48.B"/>
        <table:table-header-rows>
          <table:table-row>
            <table:table-cell table:style-name="Table48.A1" office:value-type="string">
              <text:p text:style-name="Table_20_Heading">Syöte</text:p>
            </table:table-cell>
            <table:table-cell table:style-name="Table48.B1" office:value-type="string">
              <text:p text:style-name="Table_20_Heading">Toivottu tulos</text:p>
            </table:table-cell>
          </table:table-row>
        </table:table-header-rows>
        <table:table-row>
          <table:table-cell table:style-name="Table48.A2" office:value-type="string">
            <text:p text:style-name="P28">Painallus</text:p>
          </table:table-cell>
          <table:table-cell table:style-name="Table48.B2" office:value-type="string">
            <text:p text:style-name="P28">Ohjelma antaa palautteen kriteereistä ja koodin oikeellisuudesta</text:p>
          </table:table-cell>
        </table:table-row>
      </table:table>
      <text:p text:style-name="P27"/>
      <text:p text:style-name="P27">Painike: Titokone Report</text:p>
      <table:table table:name="Table49" table:style-name="Table49">
        <table:table-column table:style-name="Table49.A"/>
        <table:table-column table:style-name="Table49.B"/>
        <table:table-header-rows>
          <table:table-row>
            <table:table-cell table:style-name="Table49.A1" office:value-type="string">
              <text:p text:style-name="Table_20_Heading">Syöte</text:p>
            </table:table-cell>
            <table:table-cell table:style-name="Table49.B1" office:value-type="string">
              <text:p text:style-name="Table_20_Heading">Toivottu tulos</text:p>
            </table:table-cell>
          </table:table-row>
        </table:table-header-rows>
        <table:table-row>
          <table:table-cell table:style-name="Table49.A2" office:value-type="string">
            <text:p text:style-name="P28">Painallus</text:p>
          </table:table-cell>
          <table:table-cell table:style-name="Table49.B2" office:value-type="string">
            <text:p text:style-name="P28">Avaa ja sulkee titokoneen tiedot tehtävästä</text:p>
          </table:table-cell>
        </table:table-row>
      </table:table>
      <text:p text:style-name="Text_20_body"/>
      <text:p text:style-name="Standard"><text:span text:style-name="T2">Kt14.</text:span> Omien tietojen muokkaus</text:p>
      <text:p text:style-name="Standard">Sivu: Aloitussivu (edit_profile.jsp)</text:p>
      <text:p text:style-name="Standard">Testattavat käyttöliittymäkomponentit:</text:p>
      <text:list text:style-name="L12">
        <text:list-item>
          <text:p text:style-name="P38">tekstikentät First name, Last name, Student number, Social security number, E-mail, Old password, New password, New password again.</text:p>
        </text:list-item>
      </text:list>
      <text:list text:style-name="L13">
        <text:list-item>
          <text:p text:style-name="P39">Painike Save</text:p>
        </text:list-item>
      </text:list>
      <text:p text:style-name="Text_20_body">Passwordeja lukuunottamatta testaus samalla periaatteella, kuten rekisteröitymisessä. Oletusarvoina vanhat tiedot.</text:p>
      <text:p text:style-name="P27">Tekstikentät: Old Password</text:p>
      <table:table table:name="Table6" table:style-name="Table6">
        <table:table-column table:style-name="Table6.A"/>
        <table:table-column table:style-name="Table6.B"/>
        <table:table-header-rows>
          <table:table-row>
            <table:table-cell table:style-name="Table6.A1" office:value-type="string">
              <text:p text:style-name="Table_20_Heading">Syöte</text:p>
            </table:table-cell>
            <table:table-cell table:style-name="Table6.B1" office:value-type="string">
              <text:p text:style-name="Table_20_Heading">Toivottu tulos</text:p>
            </table:table-cell>
          </table:table-row>
        </table:table-header-rows>
        <table:table-row>
          <table:table-cell table:style-name="Table6.A2" office:value-type="string">
            <text:p text:style-name="P28">Oletus: tyhjä</text:p>
          </table:table-cell>
          <table:table-cell table:style-name="Table6.B2" office:value-type="string">
            <text:p text:style-name="P28">'Please enter you old password '</text:p>
          </table:table-cell>
        </table:table-row>
        <table:table-row>
          <table:table-cell table:style-name="Table6.A2" office:value-type="string">
            <text:p text:style-name="P28">välilyönti</text:p>
          </table:table-cell>
          <table:table-cell table:style-name="Table6.B2" office:value-type="string">
            <text:p text:style-name="P28">'Please enter you old password '</text:p>
          </table:table-cell>
        </table:table-row>
        <table:table-row>
          <table:table-cell table:style-name="Table6.A2" office:value-type="string">
            <text:p text:style-name="P28">Html-koodia '&lt;p&gt;passun1&lt;/p&gt;'</text:p>
          </table:table-cell>
          <table:table-cell table:style-name="Table6.B2" office:value-type="string">
            <text:p text:style-name="P28">'virheellinen salasana'</text:p>
          </table:table-cell>
        </table:table-row>
        <table:table-row>
          <table:table-cell table:style-name="Table6.A2" office:value-type="string">
            <text:p text:style-name="P28">Väärä syöte: @$}</text:p>
          </table:table-cell>
          <table:table-cell table:style-name="Table6.B2" office:value-type="string">
            <text:p text:style-name="P40">'virheellinen salasana'</text:p>
          </table:table-cell>
        </table:table-row>
        <table:table-row>
          <table:table-cell table:style-name="Table6.A2" office:value-type="string">
            <text:p text:style-name="P28">Oikea syöte: passun1, eli se joka oli jo aiemmin määritelty</text:p>
          </table:table-cell>
          <table:table-cell table:style-name="Table6.B2" office:value-type="string">
            <text:p text:style-name="P28">HYV</text:p>
          </table:table-cell>
        </table:table-row>
      </table:table>
      <text:p text:style-name="P27"/>
      <text:p text:style-name="P27">Tekstikentät: New password ja New password again</text:p>
      <table:table table:name="Table7" table:style-name="Table7">
        <table:table-column table:style-name="Table7.A"/>
        <table:table-column table:style-name="Table7.B"/>
        <table:table-header-rows>
          <table:table-row>
            <table:table-cell table:style-name="Table7.A1" office:value-type="string">
              <text:p text:style-name="Table_20_Heading">Syöte</text:p>
            </table:table-cell>
            <table:table-cell table:style-name="Table7.B1" office:value-type="string">
              <text:p text:style-name="Table_20_Heading">Toivottu tulos</text:p>
            </table:table-cell>
          </table:table-row>
        </table:table-header-rows>
        <table:table-row>
          <table:table-cell table:style-name="Table7.A2" office:value-type="string">
            <text:p text:style-name="P28">Molemmat tyhjiä, ei muuteta</text:p>
          </table:table-cell>
          <table:table-cell table:style-name="Table7.B2" office:value-type="string">
            <text:p text:style-name="P28">HYV</text:p>
          </table:table-cell>
        </table:table-row>
        <table:table-row>
          <table:table-cell table:style-name="Table7.A2" office:value-type="string">
            <text:p text:style-name="P28">New password tyhjä, new password again ei tyhjä</text:p>
          </table:table-cell>
          <table:table-cell table:style-name="Table7.B2" office:value-type="string">
            <text:p text:style-name="P28">'Please enter new password'</text:p>
          </table:table-cell>
        </table:table-row>
        <table:table-row>
          <table:table-cell table:style-name="Table7.A2" office:value-type="string">
            <text:p text:style-name="P28">New password again tyhjä, New password ei tyhjä</text:p>
          </table:table-cell>
          <table:table-cell table:style-name="Table7.B2" office:value-type="string">
            <text:p text:style-name="P28">'Please repeat your new password'</text:p>
          </table:table-cell>
        </table:table-row>
        <table:table-row>
          <table:table-cell table:style-name="Table7.A2" office:value-type="string">
            <text:p text:style-name="P28">New password ja New password again eivät samat</text:p>
          </table:table-cell>
          <table:table-cell table:style-name="Table7.B2" office:value-type="string">
            <text:p text:style-name="P28">'invalid password'</text:p>
          </table:table-cell>
        </table:table-row>
        <table:table-row>
          <table:table-cell table:style-name="Table7.A2" office:value-type="string">
            <text:p text:style-name="P28">New password ja New password again täsmäävät hyväksytyllä salasanalla</text:p>
          </table:table-cell>
          <table:table-cell table:style-name="Table7.B2" office:value-type="string">
            <text:p text:style-name="P28">HYV</text:p>
          </table:table-cell>
        </table:table-row>
      </table:table>
      <text:p text:style-name="P27"/>
      <text:p text:style-name="P27">Painike: Save</text:p>
      <table:table table:name="Table41" table:style-name="Table41">
        <table:table-column table:style-name="Table41.A"/>
        <table:table-column table:style-name="Table41.B"/>
        <table:table-header-rows>
          <table:table-row>
            <table:table-cell table:style-name="Table41.A1" office:value-type="string">
              <text:p text:style-name="P29">Syöte</text:p>
            </table:table-cell>
            <table:table-cell table:style-name="Table41.B1" office:value-type="string">
              <text:p text:style-name="Table_20_Heading">Toivottu tulos</text:p>
            </table:table-cell>
          </table:table-row>
        </table:table-header-rows>
        <table:table-row>
          <table:table-cell table:style-name="Table41.A2" office:value-type="string">
            <text:p text:style-name="P28">Painallus</text:p>
          </table:table-cell>
          <table:table-cell table:style-name="Table41.B2" office:value-type="string">
            <text:p text:style-name="P28">Tallentaa tiedot kantaan, Siirtää käyttäjän takaisin studentTaskList.jsp</text:p>
          </table:table-cell>
        </table:table-row>
      </table:table>
      <text:p text:style-name="Standard"/>
      <text:p text:style-name="Standard"><text:span text:style-name="T2">V7.</text:span> Salasanan lähetys</text:p>
      <text:p text:style-name="Standard">Sivu: Salasanan lähetyssivu (send_email.jsp)</text:p>
      <text:p text:style-name="Standard">Testattavat käyttöliittymäkomponentit:</text:p>
      <text:list text:style-name="L11">
        <text:list-item text:start-value="1">
          <text:p text:style-name="P37">tekstikenttä Username</text:p>
        </text:list-item>
        <text:list-item>
          <text:p text:style-name="P37">Painike Send</text:p>
        </text:list-item>
      </text:list>
      <text:p text:style-name="Standard"/>
      <text:p text:style-name="P30">Tekstikenttä: Username</text:p>
      <table:table table:name="Table56" table:style-name="Table56">
        <table:table-column table:style-name="Table56.A"/>
        <table:table-column table:style-name="Table56.B"/>
        <table:table-header-rows>
          <table:table-row>
            <table:table-cell table:style-name="Table56.A1" office:value-type="string">
              <text:p text:style-name="Table_20_Heading">Syöte</text:p>
            </table:table-cell>
            <table:table-cell table:style-name="Table56.B1" office:value-type="string">
              <text:p text:style-name="Table_20_Heading">Toivottu tulos</text:p>
            </table:table-cell>
          </table:table-row>
        </table:table-header-rows>
        <table:table-row>
          <table:table-cell table:style-name="Table56.A2" office:value-type="string">
            <text:p text:style-name="P28">tyhjä</text:p>
          </table:table-cell>
          <table:table-cell table:style-name="Table56.B2" office:value-type="string">
            <text:p text:style-name="P28">Käyttäjätunnusta ei löydy</text:p>
          </table:table-cell>
        </table:table-row>
        <table:table-row>
          <table:table-cell table:style-name="Table56.A2" office:value-type="string">
            <text:p text:style-name="P28">välilyönti</text:p>
          </table:table-cell>
          <table:table-cell table:style-name="Table56.B2" office:value-type="string">
            <text:p text:style-name="P28">Käyttäjätunnusta ei löydy</text:p>
          </table:table-cell>
        </table:table-row>
        <table:table-row>
          <table:table-cell table:style-name="Table56.A2" office:value-type="string">
            <text:p text:style-name="P28">Oikea: morimoto</text:p>
          </table:table-cell>
          <table:table-cell table:style-name="Table56.B2" office:value-type="string">
            <text:p text:style-name="P28">HYV</text:p>
          </table:table-cell>
        </table:table-row>
        <table:table-row>
          <table:table-cell table:style-name="Table56.A2" office:value-type="string">
            <text:p text:style-name="P28">Väärä: morimot</text:p>
          </table:table-cell>
          <table:table-cell table:style-name="Table56.B2" office:value-type="string">
            <text:p text:style-name="P28">Käyttäjätunnusta ei löydy</text:p>
          </table:table-cell>
        </table:table-row>
      </table:table>
      <text:p text:style-name="P27"/>
      <text:p text:style-name="P27">Painike: Send<text:line-break/></text:p>
      <table:table table:name="Table57" table:style-name="Table57">
        <table:table-column table:style-name="Table57.A"/>
        <table:table-column table:style-name="Table57.B"/>
        <table:table-header-rows>
          <table:table-row>
            <table:table-cell table:style-name="Table57.A1" office:value-type="string">
              <text:p text:style-name="Table_20_Heading">Syöte</text:p>
            </table:table-cell>
            <table:table-cell table:style-name="Table57.B1" office:value-type="string">
              <text:p text:style-name="Table_20_Heading">Toivottu tulos</text:p>
            </table:table-cell>
          </table:table-row>
        </table:table-header-rows>
        <table:table-row>
          <table:table-cell table:style-name="Table57.A2" office:value-type="string">
            <text:p text:style-name="P28">Painallus, cs.helsinki.fi – muotoinen sähköposti</text:p>
          </table:table-cell>
          <table:table-cell table:style-name="Table57.B2" office:value-type="string">
            <text:p text:style-name="P28">Lähettää sähköpostin, jossa 6-12 merkkiä pitkä uusi salasana.</text:p>
          </table:table-cell>
        </table:table-row>
        <table:table-row>
          <table:table-cell table:style-name="Table57.A2" office:value-type="string">
            <text:p text:style-name="P28">Painallus, salasana muunlainen</text:p>
          </table:table-cell>
          <table:table-cell table:style-name="Table57.B2" office:value-type="string">
            <text:p text:style-name="P28">Kerrotaan käyttäjälle, että ottaa yhteyttä opettajaan.</text:p>
          </table:table-cell>
        </table:table-row>
      </table:table>
      <text:p text:style-name="P27"/>
      <text:h text:style-name="Heading_20_2" text:outline-level="2">5.3 Testien raportointi</text:h>
      <text:p text:style-name="Text_20_body">Java-luokkien testeistä kirjoitetaan raportti, joista täytyy käydä ilmi vähintään seuraavat asiat:</text:p>
      <text:p text:style-name="P41">DBHander.java</text:p>
      <text:p text:style-name="Text_20_body"><text:tab/>Testaaja: Taro</text:p>
      <text:p text:style-name="Text_20_body"><text:tab/>Päivämäärä: 18.10.2006</text:p>
      <text:p text:style-name="Text_20_body"><text:tab/>Testin kuvaus: Testattiin JUnit-testiluokalla testDBHandler</text:p>
      <text:p text:style-name="Text_20_body"><text:tab/>Lausekattavuus: noin 80%.</text:p>
      <text:p text:style-name="Text_20_body"><text:tab/>Odotetut tulokset: Tietokantaoperaatiot onnistuu</text:p>
      <text:p text:style-name="Text_20_body"><text:tab/>Havaitut virheet: Ei ongelmia.</text:p>
      <text:p text:style-name="Text_20_body"><text:tab/>Tulokset: Testi suoritettu onnistuneesti.</text:p>
      <text:p text:style-name="Text_20_body">Testausraportit liitetään Testausraportti-dokumenttiin.</text:p>
      <text:h text:style-name="P12" text:outline-level="1">6 Testausaikataulu</text:h>
      <text:p text:style-name="Text_20_body">Yksikkötestauksessa ei tarvita aikataulua, koska se katsotaan osana koodausta ja suoritetaan sen yhteydessä. Integrointi – ja järjestelmätestaus pyritään toteuttamaan GANT-kaavion muk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2T13:14:23</dc:date>
    <dc:language>en-US</dc:language>
    <meta:editing-cycles>36</meta:editing-cycles>
    <meta:editing-duration>PT8H41M42S</meta:editing-duration>
    <meta:user-defined meta:name="Info 1"/>
    <meta:user-defined meta:name="Info 2"/>
    <meta:user-defined meta:name="Info 3"/>
    <meta:user-defined meta:name="Info 4"/>
    <meta:document-statistic meta:table-count="57" meta:image-count="0" meta:object-count="0" meta:page-count="30" meta:paragraph-count="843" meta:word-count="4252" meta:character-count="34489"/>
  </office:meta>
</office:document-meta>
</file>